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/text:p>
      <text:p text:style-name="P1"><text:span text:style-name="_32_">B</text:span><text:span text:style-name="_33_">y</text:span><text:span text:style-name="_31_"> </text:span><text:span text:style-name="_32_">A</text:span><text:span text:style-name="_33_">.</text:span><text:span text:style-name="_31_"> </text:span><text:span text:style-name="_32_">M</text:span><text:span text:style-name="_33_">.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/text:p>
      <text:p text:style-name="P1"><text:span text:style-name="_33_">1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I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"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e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u</text:span><text:span text:style-name="_31_">p</text:span><text:span text:style-name="_32_"> </text:span><text:span text:style-name="_33_">p</text:span><text:span text:style-name="_31_">o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u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a</text:span><text:span text:style-name="_31_">m</text:span><text:span text:style-name="_32_">b</text:span><text:span text:style-name="_33_">i</text:span><text:span text:style-name="_31_">g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"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(</text:span><text:span text:style-name="_33_">A</text:span><text:span text:style-name="_31_">)</text:span><text:span text:style-name="_32_">,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(</text:span><text:span text:style-name="_31_">B</text:span><text:span text:style-name="_32_">)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(</text:span><text:span text:style-name="_32_">C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e</text:span><text:span text:style-name="_31_">x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b</text:span><text:span text:style-name="_31_">e</text:span><text:span text:style-name="_32_">l</text:span><text:span text:style-name="_33_">s</text:span><text:span text:style-name="_31_"> </text:span><text:span text:style-name="_32_">X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"</text:span><text:span text:style-name="_33_">X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:</text:span></text:p>
      <text:p text:style-name="P1"><text:span text:style-name="_33_">C</text:span><text:span text:style-name="_31_">: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X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?</text:span></text:p>
      <text:p text:style-name="P1"><text:span text:style-name="_32_">N</text:span><text:span text:style-name="_33_">o</text:span><text:span text:style-name="_31_">w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C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:</text:span></text:p>
      <text:p text:style-name="P1"><text:span text:style-name="_32_">"</text:span><text:span text:style-name="_33_">M</text:span><text:span text:style-name="_31_">y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.</text:span><text:span text:style-name="_33_">"</text:span></text:p>
      <text:p text:style-name="P1"><text:span text:style-name="_32_">I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t</text:span><text:span text:style-name="_33_">y</text:span><text:span text:style-name="_31_">p</text:span><text:span text:style-name="_32_">e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r</text:span><text:span text:style-name="_31_"> </text:span><text:span text:style-name="_32_">(</text:span><text:span text:style-name="_33_">B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t</text:span><text:span text:style-name="_31_">h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!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.</text:span></text:p>
      <text:p text:style-name="P1"><text:span text:style-name="_31_">W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?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/text:p>
      <text:p text:style-name="P1"><text:span text:style-name="_32_">2</text:span><text:span text:style-name="_33_">.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/text:p>
      <text:p text:style-name="P1"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"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d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p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"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f</text:span><text:span text:style-name="_32_">l</text:span><text:span text:style-name="_33_">e</text:span><text:span text:style-name="_31_">s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e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u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-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oft-page-break/><text:span text:style-name="_31_">c</text:span><text:span text:style-name="_32_">r</text:span><text:span text:style-name="_33_">i</text:span><text:span text:style-name="_31_">t</text:span><text:span text:style-name="_32_">e</text:span><text:span text:style-name="_33_">r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m</text:span><text:span text:style-name="_33_">e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u</text:span><text:span text:style-name="_32_">s</text:span><text:span text:style-name="_33_">:</text:span></text:p>
      <text:p text:style-name="P1"><text:span text:style-name="_32_">Q</text:span><text:span text:style-name="_33_">: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B</text:span><text:span text:style-name="_32_">r</text:span><text:span text:style-name="_33_">i</text:span><text:span text:style-name="_31_">d</text:span><text:span text:style-name="_32_">g</text:span><text:span text:style-name="_33_">e</text:span><text:span text:style-name="_31_">.</text:span></text:p>
      <text:p text:style-name="P1"><text:span text:style-name="_33_">A</text:span><text:span text:style-name="_31_"> </text:span><text:span text:style-name="_32_">: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e</text:span><text:span text:style-name="_32_">t</text:span><text:span text:style-name="_33_">r</text:span><text:span text:style-name="_31_">y</text:span><text:span text:style-name="_32_">.</text:span></text:p>
      <text:p text:style-name="P1"><text:span text:style-name="_31_">Q</text:span><text:span text:style-name="_32_">:</text:span><text:span text:style-name="_33_"> </text:span><text:span text:style-name="_31_">A</text:span><text:span text:style-name="_32_">d</text:span><text:span text:style-name="_33_">d</text:span><text:span text:style-name="_31_"> </text:span><text:span text:style-name="_32_">3</text:span><text:span text:style-name="_33_">4</text:span><text:span text:style-name="_31_">9</text:span><text:span text:style-name="_32_">5</text:span><text:span text:style-name="_33_">7</text:span><text:span text:style-name="_31_"> </text:span><text:span text:style-name="_32_">t</text:span><text:span text:style-name="_33_">o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4</text:span><text:span text:style-name="_31_">.</text:span></text:p>
      <text:p text:style-name="P1"><text:span text:style-name="_33_">A</text:span><text:span text:style-name="_31_">:</text:span><text:span text:style-name="_32_"> </text:span><text:span text:style-name="_33_">(</text:span><text:span text:style-name="_31_">P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)</text:span><text:span text:style-name="_33_"> </text:span><text:span text:style-name="_31_">1</text:span><text:span text:style-name="_32_">0</text:span><text:span text:style-name="_33_">5</text:span><text:span text:style-name="_31_">6</text:span><text:span text:style-name="_32_">2</text:span><text:span text:style-name="_33_">1</text:span><text:span text:style-name="_31_">.</text:span></text:p>
      <text:p text:style-name="P1"><text:span text:style-name="_33_">Q</text:span><text:span text:style-name="_31_">: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c</text:span><text:span text:style-name="_31_">h</text:span><text:span text:style-name="_32_">e</text:span><text:span text:style-name="_33_">s</text:span><text:span text:style-name="_31_">s</text:span><text:span text:style-name="_32_">?</text:span></text:p>
      <text:p text:style-name="P1"><text:span text:style-name="_31_">A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.</text:span></text:p>
      <text:p text:style-name="P1"><text:span text:style-name="_33_">Q</text:span><text:span text:style-name="_31_">: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K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K</text:span><text:span text:style-name="_31_">1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e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K</text:span><text:span text:style-name="_33_">6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1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?</text:span></text:p>
      <text:p text:style-name="P1"><text:span text:style-name="_32_">A</text:span><text:span text:style-name="_33_">:</text:span><text:span text:style-name="_31_"> </text:span><text:span text:style-name="_32_">(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5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)</text:span><text:span text:style-name="_31_"> </text:span><text:span text:style-name="_32_">R</text:span>-<text:span text:style-name="_31_">R</text:span><text:span text:style-name="_32_">8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d</text:span><text:span text:style-name="_32_">e</text:span><text:span text:style-name="_33_">a</text:span><text:span text:style-name="_31_">v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a</text:span><text:span text:style-name="_31_">u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e</text:span><text:span text:style-name="_33_">r</text:span><text:span text:style-name="_31_">o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"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r</text:span><text:span text:style-name="_31_">a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d</text:span><text:span text:style-name="_33_">v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o</text:span><text:span text:style-name="_32_">i</text:span><text:span text:style-name="_33_">s</text:span><text:span text:style-name="_31_">m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b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d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o</text:span><text:span text:style-name="_33_">u</text:span><text:span text:style-name="_31_">b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.</text:span></text:p>
      <text:p text:style-name="P1"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1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a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a</text:span><text:span text:style-name="_32_">l</text:span><text:span text:style-name="_33_">.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r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n</text:span><text:span text:style-name="_31_">n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r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s</text:span><text:span text:style-name="_33_">t</text:span><text:span text:style-name="_31_"> </text:span><text:span text:style-name="_32_">p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oft-page-break/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"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"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"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r</text:span><text:span text:style-name="_31_">a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,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(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i</text:span><text:span text:style-name="_32_">v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/text:p>
      <text:p text:style-name="P1"><text:span text:style-name="_33_">4</text:span><text:span text:style-name="_31_">.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b</text:span><text:span text:style-name="_31_">e</text:span><text:span text:style-name="_32_">h</text:span><text:span text:style-name="_33_">i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d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e</text:span><text:span text:style-name="_32_">s</text:span><text:span text:style-name="_33_">k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"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.</text:span></text:p>
      <text:p text:style-name="P1"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v</text:span><text:span text:style-name="_31_">o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:</text:span></text:p>
      <text:p text:style-name="P1"><text:span text:style-name="_33_">(</text:span><text:span text:style-name="_31_">i</text:span><text:span text:style-name="_32_">)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/text:p>
      <text:p text:style-name="P1"><text:span text:style-name="_32_">(</text:span><text:span text:style-name="_33_">i</text:span><text:span text:style-name="_31_">i</text:span><text:span text:style-name="_32_">)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.</text:span></text:p>
      <text:p text:style-name="P1"><text:span text:style-name="_32_">(</text:span><text:span text:style-name="_33_">i</text:span><text:span text:style-name="_31_">i</text:span><text:span text:style-name="_32_">i</text:span><text:span text:style-name="_33_">)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y</text:span><text:span text:style-name="_32_"> </text:span><text:span text:style-name="_33_">3</text:span><text:span text:style-name="_31_">5</text:span><text:span text:style-name="_32_">4</text:span><text:span text:style-name="_33_">0</text:span><text:span text:style-name="_31_">6</text:span><text:span text:style-name="_32_">7</text:span><text:span text:style-name="_33_">5</text:span><text:span text:style-name="_31_">4</text:span><text:span text:style-name="_32_">4</text:span><text:span text:style-name="_33_">5</text:span><text:span text:style-name="_31_"> </text:span><text:span text:style-name="_32_">b</text:span><text:span text:style-name="_33_">y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3</text:span><text:span text:style-name="_31_">4</text:span><text:span text:style-name="_32_">5</text:span><text:span text:style-name="_33_">6</text:span><text:span text:style-name="_31_">8</text:span><text:span text:style-name="_32_">7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0</text:span><text:span text:style-name="_33_">"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oft-page-break/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i</text:span><text:span text:style-name="_32_">g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a</text:span><text:span text:style-name="_32_">y</text:span>-</text:p>
      <text:p text:style-name="P1"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6</text:span><text:span text:style-name="_32_">8</text:span><text:span text:style-name="_33_">0</text:span><text:span text:style-name="_31_">9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4</text:span><text:span text:style-name="_33_">3</text:span><text:span text:style-name="_31_">0</text:span><text:span text:style-name="_32_">2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/text:p>
      <text:p text:style-name="P1"><text:span text:style-name="_33_">N</text:span><text:span text:style-name="_31_">e</text:span><text:span text:style-name="_32_">e</text:span><text:span text:style-name="_33_">d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6</text:span><text:span text:style-name="_31_">8</text:span><text:span text:style-name="_32_">0</text:span><text:span text:style-name="_33_">9</text:span><text:span text:style-name="_31_">4</text:span><text:span text:style-name="_32_">3</text:span><text:span text:style-name="_33_">0</text:span><text:span text:style-name="_31_">2</text:span><text:span text:style-name="_32_">1</text:span><text:span text:style-name="_33_">7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1</text:span><text:span text:style-name="_33_">7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)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.</text:span><text:span text:style-name="_31_">.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1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/text:p>
      <text:p text:style-name="P1"><text:span text:style-name="_31_">"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5</text:span><text:span text:style-name="_32_">6</text:span><text:span text:style-name="_33_">0</text:span><text:span text:style-name="_31_">6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"</text:span></text:p>
      <text:p text:style-name="P1"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/text:p>
      <text:p text:style-name="P1"><text:span text:style-name="_31_">"</text:span><text:span text:style-name="_32_">I</text:span><text:span text:style-name="_33_">f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4</text:span><text:span text:style-name="_33_">5</text:span><text:span text:style-name="_31_">0</text:span><text:span text:style-name="_32_">5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0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6</text:span><text:span text:style-name="_31_">7</text:span><text:span text:style-name="_32_">0</text:span><text:span text:style-name="_33_">7</text:span><text:span text:style-name="_31_">,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.</text:span><text:span text:style-name="_31_">"</text:span></text:p>
      <text:p text:style-name="P1"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l</text:span><text:span text:style-name="_31_">f</text:span><text:span text:style-name="_32_">i</text:span><text:span text:style-name="_33_">l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m</text:span><text:span text:style-name="_33_">e</text:span><text:span text:style-name="_31_">s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o</text:span><text:span text:style-name="_32_">m</text:span><text:span text:style-name="_33_">m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a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"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.</text:span></text:p>
      <text:p text:style-name="P1"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-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1</text:span><text:span text:style-name="_32_">0</text:span><text:span text:style-name="_33_">0</text:span><text:span text:style-name="_31_">0</text:span><text:span text:style-name="_32_">.</text:span><text:span text:style-name="_33_">"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h</text:span><text:span text:style-name="_31_">r</text:span><text:span text:style-name="_32_">a</text:span><text:span text:style-name="_33_">s</text:span><text:span text:style-name="_31_">e</text:span><text:span text:style-name="_32_"> </text:span><text:span text:style-name="_33_">m</text:span><text:span text:style-name="_31_">y</text:span><text:span text:style-name="_32_">s</text:span><text:span text:style-name="_33_">e</text:span><text:span text:style-name="_31_">l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e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.</text:span></text:p>
      <text:p text:style-name="P1"><text:span text:style-name="_33_">M</text:span><text:span text:style-name="_31_">o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oft-page-break/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l</text:span><text:span text:style-name="_31_">e</text:span><text:span text:style-name="_32_">s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L</text:span><text:span text:style-name="_32_">u</text:span><text:span text:style-name="_33_">c</text:span><text:span text:style-name="_31_">a</text:span><text:span text:style-name="_32_">s</text:span><text:span text:style-name="_33_">i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1</text:span><text:span text:style-name="_33_">8</text:span><text:span text:style-name="_31_">2</text:span><text:span text:style-name="_32_">8</text:span><text:span text:style-name="_33_"> </text:span><text:span text:style-name="_31_">t</text:span><text:span text:style-name="_32_">o</text:span><text:span text:style-name="_33_"> </text:span><text:span text:style-name="_31_">1</text:span><text:span text:style-name="_32_">8</text:span><text:span text:style-name="_33_">3</text:span><text:span text:style-name="_31_">9</text:span><text:span text:style-name="_32_">,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I</text:span><text:span text:style-name="_33_"> </text:span><text:span text:style-name="_31_">0</text:span><text:span text:style-name="_32_">0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a</text:span><text:span text:style-name="_32_">b</text:span><text:span text:style-name="_33_">b</text:span><text:span text:style-name="_31_">a</text:span><text:span text:style-name="_32_">g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e</text:span><text:span text:style-name="_33_">m</text:span><text:span text:style-name="_31_">b</text:span><text:span text:style-name="_32_">a</text:span><text:span text:style-name="_33_">r</text:span><text:span text:style-name="_31_">r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s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.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o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/text:p>
      <text:p text:style-name="P1"><text:span text:style-name="_32_">5</text:span><text:span text:style-name="_33_">.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r</text:span><text:span text:style-name="_32_">u</text:span><text:span text:style-name="_33_">i</text:span><text:span text:style-name="_31_">t</text:span><text:span text:style-name="_32_">f</text:span><text:span text:style-name="_33_">u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l</text:span><text:span text:style-name="_32_">i</text:span><text:span text:style-name="_33_">c</text:span><text:span text:style-name="_31_">k</text:span><text:span text:style-name="_32_">s</text:span><text:span text:style-name="_33_"> 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1</text:span><text:span text:style-name="_31_">2</text:span><text:span text:style-name="_32_">0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]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t</text:span><text:span text:style-name="_31_">s</text:span><text:span text:style-name="_32_">i</text:span><text:span text:style-name="_33_">d</text:span><text:span text:style-name="_31_">e</text:span><text:span text:style-name="_32_">;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m</text:span><text:span text:style-name="_33_">p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)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1</text:span><text:span text:style-name="_32_">,</text:span><text:span text:style-name="_33_"> </text:span><text:span text:style-name="_31_">q</text:span><text:span text:style-name="_32_">2</text:span><text:span text:style-name="_33_"> </text:span><text:span text:style-name="_31_">o</text:span><text:span text:style-name="_32_">r</text:span><text:span text:style-name="_33_"> </text:span><text:span text:style-name="_31_">q</text:span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0</text:span><text:span text:style-name="_32_">.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1</text:span><text:span text:style-name="_33_"> </text:span><text:span text:style-name="_31_">(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]</text:span><text:span text:style-name="_33_">e</text:span><text:span text:style-name="_31_">v</text:span><text:span text:style-name="_32_">e</text:span><text:span text:style-name="_33_">r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/text:p>
      <text:p text:style-name="P1"><text:span text:style-name="_31_">(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)</text:span></text:p>
      <text:p text:style-name="P1"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v</text:span><text:span text:style-name="_31_">i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)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/text:p>
      <text:p text:style-name="P1"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q</text:span><text:span text:style-name="_33_">1</text:span><text:span text:style-name="_31_"> </text:span><text:span text:style-name="_32_">q</text:span><text:span text:style-name="_33_">2</text:span><text:span text:style-name="_31_"> </text:span><text:span text:style-name="_32_">q</text:span><text:span text:style-name="_33_">3</text:span></text:p>
      <text:p text:style-name="P1"><text:span text:style-name="_32_">o</text:span><text:span text:style-name="_33_">u</text:span><text:span text:style-name="_31_">t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1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oft-page-break/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e</text:span><text:span text:style-name="_33_">l</text:span><text:span text:style-name="_31_">o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w</text:span><text:span text:style-name="_33_">h</text:span><text:span text:style-name="_31_">e</text:span><text:span text:style-name="_32_">l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n</text:span><text:span text:style-name="_32_">e</text:span><text:span text:style-name="_33_">g</text:span><text:span text:style-name="_31_">a</text:span><text:span text:style-name="_32_">t</text:span><text:span text:style-name="_33_">r</text:span><text:span text:style-name="_31_">o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t</text:span><text:span text:style-name="_32_">e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k</text:span><text:span text:style-name="_33_">i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a</text:span><text:span text:style-name="_33_">l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"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l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g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y</text:span><text:span text:style-name="_31_">i</text:span><text:span text:style-name="_32_">e</text:span><text:span text:style-name="_33_">l</text:span><text:span text:style-name="_31_">d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.</text:span></text:p>
      <text:p text:style-name="P1"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2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5</text:span><text:span text:style-name="_32_">0</text:span><text:span text:style-name="_33_">,</text:span><text:span text:style-name="_31_">0</text:span><text:span text:style-name="_32_">0</text:span><text:span text:style-name="_33_">0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m</text:span><text:span text:style-name="_31_">m</text:span><text:span text:style-name="_32_">e</text:span><text:span text:style-name="_33_">n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p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0</text:span><text:span text:style-name="_33_"> </text:span><text:span text:style-name="_31_">t</text:span><text:span text:style-name="_32_">o</text:span><text:span text:style-name="_33_"> </text:span><text:span text:style-name="_31_">9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.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1</text:span><text:span text:style-name="_33_">0</text:span><text:span text:style-name="_31_">0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5</text:span><text:span text:style-name="_33_">0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3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1</text:span><text:span text:style-name="_32_">0</text:span><text:span text:style-name="_33_"> </text:span><text:span text:style-name="_31_">1</text:span><text:span text:style-name="_32_">0</text:span><text:span text:style-name="_33_">0</text:span><text:span text:style-name="_31_">x</text:span><text:span text:style-name="_32_">5</text:span><text:span text:style-name="_33_">0</text:span><text:span text:style-name="_31_">x</text:span><text:span text:style-name="_32_">3</text:span><text:span text:style-name="_33_">0</text:span><text:span text:style-name="_31_"> </text:span><text:span text:style-name="_32_">i</text:span><text:span text:style-name="_33_">.</text:span><text:span text:style-name="_31_">e</text:span><text:span text:style-name="_32_">.</text:span><text:span text:style-name="_33_">,</text:span><text:span text:style-name="_31_"> </text:span><text:span text:style-name="_32_">1</text:span><text:span text:style-name="_33_">0</text:span><text:span text:style-name="_31_"> </text:span><text:span text:style-name="_32_">1</text:span><text:span text:style-name="_33_">5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e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.</text:span><text:span text:style-name="_33_">6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6</text:span><text:span text:style-name="_31_">4</text:span><text:span text:style-name="_32_"> </text:span><text:span text:style-name="_33_">m</text:span><text:span text:style-name="_31_">a</text:span><text:span text:style-name="_32_">g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t</text:span><text:span text:style-name="_31_">r</text:span><text:span text:style-name="_32_">a</text:span><text:span text:style-name="_33_">c</text:span><text:span text:style-name="_31_">k</text:span><text:span text:style-name="_32_">s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2</text:span><text:span text:style-name="_32_">5</text:span><text:span text:style-name="_33_">6</text:span><text:span text:style-name="_31_">0</text:span><text:span text:style-name="_32_">,</text:span><text:span text:style-name="_33_"> </text:span><text:span text:style-name="_31_">e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t</text:span><text:span text:style-name="_31_">u</text:span><text:span text:style-name="_32_">b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1</text:span><text:span text:style-name="_32_">2</text:span><text:span text:style-name="_33_">8</text:span><text:span text:style-name="_31_">0</text:span><text:span text:style-name="_32_">.</text:span><text:span text:style-name="_33_"> </text:span><text:span text:style-name="_31_">M</text:span><text:span text:style-name="_32_">i</text:span><text:span text:style-name="_33_">s</text:span><text:span text:style-name="_31_">c</text:span><text:span text:style-name="_32_">e</text:span><text:span text:style-name="_33_">l</text:span><text:span text:style-name="_31_">l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0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7</text:span><text:span text:style-name="_31_">4</text:span><text:span text:style-name="_32_">,</text:span><text:span text:style-name="_33_">3</text:span><text:span text:style-name="_31_">8</text:span><text:span text:style-name="_32_">0</text:span><text:span text:style-name="_33_">.</text:span><text:span text:style-name="_31_">"</text:span></text:p>
      <text:p text:style-name="P1"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B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A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i</text:span><text:span text:style-name="_33_">n</text:span><text:span text:style-name="_31_">g</text:span><text:span text:style-name="_32_"> </text:span><text:soft-page-break/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f</text:span><text:span text:style-name="_33_">i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'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.</text:span></text:p>
      <text:p text:style-name="P1"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Â</text:span><text:span text:style-name="_31_">§</text:span><text:span text:style-name="_32_">3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?</text:span><text:span text:style-name="_32_">"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i</text:span><text:span text:style-name="_33_">v</text:span><text:span text:style-name="_31_">a</text:span><text:span text:style-name="_32_">l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"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f</text:span><text:span text:style-name="_31_">i</text:span><text:span text:style-name="_32_">x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.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m</text:span><text:span text:style-name="_31_">o</text:span><text:span text:style-name="_32_">d</text:span><text:span text:style-name="_33_">i</text:span><text:span text:style-name="_31_">f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f</text:span><text:span text:style-name="_32_">i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,</text:span><text:span text:style-name="_33_"> </text:span><text:span text:style-name="_31_">C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?</text:span><text:span text:style-name="_32_">"</text:span></text:p>
      <text:p text:style-name="P1"><text:span text:style-name="_31_">6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/text:p>
      <text:p text:style-name="P1"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b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l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a</text:span><text:span text:style-name="_33_">n</text:span><text:span text:style-name="_31_">d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o</text:span><text:span text:style-name="_32_">p</text:span><text:span text:style-name="_33_">i</text:span><text:span text:style-name="_31_">n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i</text:span><text:span text:style-name="_31_">t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x</text:span><text:span text:style-name="_31_">i</text:span><text:span text:style-name="_32_">o</text:span><text:span text:style-name="_33_">n</text:span><text:span text:style-name="_31_">.</text:span></text:p>
      <text:p text:style-name="P1"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i</text:span><text:span text:style-name="_32_">f</text:span><text:span text:style-name="_33_">y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'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1</text:span><text:span text:style-name="_31_">0</text:span><text:span text:style-name="_32_">9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v</text:span><text:span text:style-name="_33_">e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7</text:span><text:span text:style-name="_32_">0</text:span><text:span text:style-name="_33_"> </text:span><text:span text:style-name="_31_">p</text:span><text:span text:style-name="_32_">e</text:span><text:span text:style-name="_33_">r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<text:span text:style-name="_32_">u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d</text:span><text:span text:style-name="_32_">i</text:span><text:span text:style-name="_33_">c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o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a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f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p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s</text:span><text:span text:style-name="_32_">t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e</text:span><text:span text:style-name="_31_">x</text:span><text:span text:style-name="_32_">o</text:span><text:span text:style-name="_33_">r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f</text:span><text:span text:style-name="_32_">l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j</text:span><text:span text:style-name="_33_">e</text:span><text:span text:style-name="_31_">c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 </text:span><text:span text:style-name="_31_">h</text:span><text:span text:style-name="_32_">a</text:span><text:span text:style-name="_33_">r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f</text:span><text:span text:style-name="_32_">u</text:span><text:span text:style-name="_33_">l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.</text:span></text:p>
      <text:p text:style-name="P1"><text:span text:style-name="_33_">I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 </text:span><text:span text:style-name="_31_">o</text:span><text:span text:style-name="_32_">w</text:span><text:span text:style-name="_33_">n</text:span><text:span text:style-name="_31_">.</text:span></text:p>
      <text:p text:style-name="P1"><text:span text:style-name="_33_">(</text:span><text:span text:style-name="_31_">1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i</text:span><text:span text:style-name="_33_">m</text:span><text:span text:style-name="_31_">m</text:span><text:span text:style-name="_32_">o</text:span><text:span text:style-name="_33_">r</text:span><text:span text:style-name="_31_">t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.</text:span><text:span text:style-name="_31_"> </text:span><text:span text:style-name="_32_">G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m</text:span><text:span text:style-name="_31_">o</text:span><text:span text:style-name="_32_">r</text:span><text:span text:style-name="_33_">t</text:span><text:span text:style-name="_31_">a</text:span><text:span text:style-name="_32_">l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o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.</text:span></text:p>
      <text:p text:style-name="P1"><text:span text:style-name="_31_">I</text:span><text:span text:style-name="_32_"> </text:span><text:span text:style-name="_33_">a</text:span><text:span text:style-name="_31_">m</text:span><text:span text:style-name="_32_"> </text:span><text:span text:style-name="_33_">u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e</text:span><text:span text:style-name="_31_">n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y</text:span><text:span text:style-name="_32_">p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i</text:span><text:span text:style-name="_32_">m</text:span><text:span text:style-name="_33_">a</text:span><text:span text:style-name="_31_">l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b</text:span><text:span text:style-name="_33_">i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a</text:span><text:span text:style-name="_33_">c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r</text:span><text:span text:style-name="_32_">t</text:span><text:span text:style-name="_33_">h</text:span><text:span text:style-name="_31_">o</text:span><text:span text:style-name="_32_">d</text:span><text:span text:style-name="_33_">o</text:span><text:span text:style-name="_31_">x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r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o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s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l</text:span><text:span text:style-name="_31_">e</text:span><text:span text:style-name="_32_">m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m</text:span><text:span text:style-name="_32_">e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?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a</text:span><text:span text:style-name="_31_">s</text:span><text:span text:style-name="_32_">i</text:span><text:span text:style-name="_33_">d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oft-page-break/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r</text:span><text:span text:style-name="_31_">e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m</text:span><text:span text:style-name="_33_">n</text:span><text:span text:style-name="_31_">i</text:span><text:span text:style-name="_32_">p</text:span><text:span text:style-name="_33_">o</text:span><text:span text:style-name="_31_">t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y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d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w</text:span><text:span text:style-name="_33_">o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d</text:span><text:span text:style-name="_31_">o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e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l</text:span><text:span text:style-name="_32_">e</text:span><text:span text:style-name="_33_">p</text:span><text:span text:style-name="_31_">h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s</text:span><text:span text:style-name="_31_"> </text:span><text:span text:style-name="_32_">f</text:span><text:span text:style-name="_33_">i</text:span><text:span text:style-name="_31_">t</text:span><text:span text:style-name="_32_">?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e</text:span><text:span text:style-name="_33_">r</text:span><text:span text:style-name="_31_">c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j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l</text:span><text:span text:style-name="_33_">e</text:span><text:span text:style-name="_31_">p</text:span><text:span text:style-name="_32_">h</text:span><text:span text:style-name="_33_">a</text:span><text:span text:style-name="_31_">n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f</text:span><text:span text:style-name="_33_">i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[</text:span><text:span text:style-name="_32_">.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"</text:span><text:span text:style-name="_31_">s</text:span><text:span text:style-name="_32_">w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.</text:span><text:span text:style-name="_33_">"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e</text:span><text:span text:style-name="_33_">r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r</text:span><text:span text:style-name="_31_">r</text:span><text:span text:style-name="_32_">e</text:span><text:span text:style-name="_33_">v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u</text:span><text:span text:style-name="_33_">r</text:span><text:span text:style-name="_31_">p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r</text:span><text:span text:style-name="_33_">e</text:span><text:span text:style-name="_31_">n</text:span><text:span text:style-name="_32_">: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,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.</text:span><text:span text:style-name="_31_">m</text:span><text:span text:style-name="_32_">a</text:span><text:span text:style-name="_33_">n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.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u</text:span><text:span text:style-name="_32_">n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a</text:span><text:span text:style-name="_31_">l</text:span><text:span text:style-name="_32_">i</text:span><text:span text:style-name="_33_">l</text:span><text:span text:style-name="_31_">e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x</text:span><text:span text:style-name="_33_">t</text:span><text:span text:style-name="_31_">s</text:span><text:span text:style-name="_32_">,</text:span><text:span text:style-name="_33_"> </text:span><text:span text:style-name="_31_">"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d</text:span><text:span text:style-name="_31_">a</text:span><text:span text:style-name="_32_">y</text:span><text:span text:style-name="_33_">"</text:span><text:span text:style-name="_31_"> </text:span><text:span text:style-name="_32_">(</text:span><text:span text:style-name="_33_">J</text:span><text:span text:style-name="_31_">o</text:span><text:span text:style-name="_32_">s</text:span><text:span text:style-name="_33_">h</text:span><text:span text:style-name="_31_">u</text:span><text:span text:style-name="_32_">a</text:span><text:span text:style-name="_33_"> </text:span><text:span text:style-name="_31_">x</text:span><text:span text:style-name="_32_">.</text:span><text:span text:style-name="_33_"> </text:span><text:span text:style-name="_31_">1</text:span><text:span text:style-name="_32_">3</text:span><text:span text:style-name="_33_">)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"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a</text:span><text:span text:style-name="_31_">r</text:span><text:span text:style-name="_32_">t</text:span><text:span text:style-name="_33_">h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"</text:span><text:span text:style-name="_33_"> </text:span><text:span text:style-name="_31_">(</text:span><text:span text:style-name="_32_">P</text:span><text:span text:style-name="_33_">s</text:span><text:span text:style-name="_31_">a</text:span><text:span text:style-name="_32_">l</text:span><text:span text:style-name="_33_">m</text:span><text:span text:style-name="_31_"> </text:span><text:span text:style-name="_32_">c</text:span><text:span text:style-name="_33_">v</text:span><text:span text:style-name="_31_">.</text:span><text:span text:style-name="_32_"> </text:span><text:span text:style-name="_33_">5</text:span><text:span text:style-name="_31_">)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p</text:span><text:span text:style-name="_32_">e</text:span><text:span text:style-name="_33_">r</text:span><text:span text:style-name="_31_">n</text:span><text:span text:style-name="_32_">i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u</text:span><text:span text:style-name="_33_">t</text:span><text:span text:style-name="_31_">i</text:span><text:span text:style-name="_32_">l</text:span><text:span text:style-name="_33_">e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l</text:span><text:span text:style-name="_33_">e</text:span><text:span text:style-name="_31_">d</text:span><text:span text:style-name="_32_">g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a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.</text:span></text:p>
      <text:p text:style-name="P1"><text:span text:style-name="_31_">(</text:span><text:span text:style-name="_32_">2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H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n</text:span><text:span text:style-name="_32_">d</text:span><text:span text:style-name="_33_">"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r</text:span><text:span text:style-name="_32_">e</text:span><text:span text:style-name="_33_">a</text:span><text:span text:style-name="_31_">d</text:span><text:span text:style-name="_32_">f</text:span><text:span text:style-name="_33_">u</text:span><text:span text:style-name="_31_">l</text:span><text:span text:style-name="_32_">.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.</text:span><text:span text:style-name="_33_">"</text:span></text:p>
      <text:p text:style-name="P1"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a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t</text:span><text:span text:style-name="_32_">l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l</text:span><text:span text:style-name="_32_">o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f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/text:p>
      <text:p text:style-name="P1"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a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o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: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m</text:span><text:span text:style-name="_33_">i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s</text:span><text:span text:style-name="_32_">.</text:span></text:p>
      <text:p text:style-name="P1"><text:span text:style-name="_31_">(</text:span><text:span text:style-name="_32_">3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d</text:span><text:span text:style-name="_31_">e</text:span><text:span text:style-name="_32_">l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 </text:span><text:span text:style-name="_32_">(</text:span><text:span text:style-name="_33_"> </text:span><text:span text:style-name="_31_">1</text:span><text:span text:style-name="_32_">9</text:span><text:span text:style-name="_33_">3</text:span><text:span text:style-name="_31_">1</text:span><text:span text:style-name="_32_"> </text:span><text:span text:style-name="_33_">)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f</text:span><text:span text:style-name="_31_">u</text:span><text:span text:style-name="_32_">l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n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,</text:span><text:span text:style-name="_33_"> </text:span><text:span text:style-name="_31_">u</text:span><text:span text:style-name="_32_">n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,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h</text:span><text:span text:style-name="_31_">u</text:span><text:span text:style-name="_32_">r</text:span><text:span text:style-name="_33_">c</text:span><text:span text:style-name="_31_">h</text:span><text:span text:style-name="_32_"> </text:span><text:span text:style-name="_33_">(</text:span><text:span text:style-name="_31_">1</text:span><text:span text:style-name="_32_">9</text:span><text:span text:style-name="_33_">3</text:span><text:span text:style-name="_31_">6</text:span><text:span text:style-name="_32_">)</text:span><text:span text:style-name="_33_">,</text:span><text:span text:style-name="_31_"> </text:span><text:span text:style-name="_32_">K</text:span><text:span text:style-name="_33_">l</text:span><text:span text:style-name="_31_">e</text:span><text:span text:style-name="_32_">e</text:span><text:span text:style-name="_33_">n</text:span><text:span text:style-name="_31_">e</text:span><text:span text:style-name="_32_"> </text:span><text:span text:style-name="_33_">(</text:span><text:span text:style-name="_31_">1</text:span><text:span text:style-name="_32_">9</text:span><text:span text:style-name="_33_">3</text:span><text:span text:style-name="_31_">5</text:span><text:span text:style-name="_32_">)</text:span><text:span text:style-name="_33_">,</text:span><text:span text:style-name="_31_"> </text:span><text:span text:style-name="_32_">R</text:span><text:span text:style-name="_33_">o</text:span><text:span text:style-name="_31_">s</text:span><text:span text:style-name="_32_">s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(</text:span><text:span text:style-name="_31_">1</text:span><text:span text:style-name="_32_">9</text:span><text:span text:style-name="_33_">3</text:span><text:span text:style-name="_31_">7</text:span><text:span text:style-name="_32_">)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r</text:span><text:span text:style-name="_33_">e</text:span><text:span text:style-name="_31_">f</text:span><text:span text:style-name="_32_">e</text:span><text:span text:style-name="_33_">r</text:span><text:span text:style-name="_31_">s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: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G</text:span><text:span text:style-name="_32_">o</text:span><text:span text:style-name="_33_">d</text:span><text:span text:style-name="_31_">e</text:span><text:span text:style-name="_32_">l</text:span><text:span text:style-name="_33_">'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d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r</text:span><text:span text:style-name="_32_">e</text:span><text:span text:style-name="_33_">f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oft-page-break/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i</text:span><text:span text:style-name="_32_">g</text:span><text:span text:style-name="_33_">g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l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"</text:span><text:span text:style-name="_32_">Y</text:span><text:span text:style-name="_33_">e</text:span><text:span text:style-name="_31_">s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N</text:span><text:span text:style-name="_33_">o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,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i</text:span><text:span text:style-name="_31_">c</text:span><text:span text:style-name="_32_">a</text:span><text:span text:style-name="_33_">s</text:span><text:span text:style-name="_31_">s</text:span><text:span text:style-name="_32_">o</text:span><text:span text:style-name="_33_">?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f</text:span><text:span text:style-name="_31_">a</text:span><text:span text:style-name="_32_">i</text:span><text:span text:style-name="_33_">l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,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s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.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'</text:span><text:span text:style-name="_32_">Y</text:span><text:span text:style-name="_33_">e</text:span><text:span text:style-name="_31_">s</text:span><text:span text:style-name="_32_">'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p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a</text:span><text:span text:style-name="_31_">r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Â</text:span><text:span text:style-name="_33_">§</text:span><text:span text:style-name="_31_">5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r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t</text:span><text:span text:style-name="_31_">h</text:span><text:span text:style-name="_32_">c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: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b</text:span><text:span text:style-name="_33_">l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d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o</text:span><text:span text:style-name="_31_">f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m</text:span><text:span text:style-name="_33_">i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l</text:span><text:span text:style-name="_31_">l</text:span><text:span text:style-name="_32_">u</text:span><text:span text:style-name="_33_">s</text:span><text:span text:style-name="_31_">o</text:span><text:span text:style-name="_32_">r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g</text:span><text:span text:style-name="_31_">e</text:span><text:span text:style-name="_32_">n</text:span><text:span text:style-name="_33_">u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p</text:span><text:span text:style-name="_31_">l</text:span><text:span text:style-name="_32_">e</text:span><text:span text:style-name="_33_">a</text:span><text:span text:style-name="_31_">s</text:span><text:span text:style-name="_32_">e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e</text:span><text:span text:style-name="_33_">l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c</text:span><text:span text:style-name="_31_">c</text:span><text:span text:style-name="_32_">a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c</text:span><text:span text:style-name="_33_">o</text:span><text:span text:style-name="_31_">r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e</text:span><text:span text:style-name="_32_">t</text:span><text:span text:style-name="_33_">t</text:span><text:span text:style-name="_31_">y</text:span><text:span text:style-name="_32_"> </text:span><text:span text:style-name="_33_">t</text:span><text:span text:style-name="_31_">r</text:span><text:span text:style-name="_32_">i</text:span><text:span text:style-name="_33_">u</text:span><text:span text:style-name="_31_">m</text:span><text:span text:style-name="_32_">p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i</text:span><text:span text:style-name="_33_">u</text:span><text:span text:style-name="_31_">m</text:span><text:span text:style-name="_32_">p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t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l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.</text:span></text:p>
      <text:p text:style-name="P1"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,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l</text:span><text:span text:style-name="_31_">y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v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.</text:span></text:p>
      <text:p text:style-name="P1"><text:span text:style-name="_31_">(</text:span><text:span text:style-name="_32_">4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n</text:span><text:span text:style-name="_33_">e</text:span><text:span text:style-name="_31_">s</text:span><text:span text:style-name="_32_">s</text:span></text:p>
      <text:p text:style-name="P1"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f</text:span><text:span text:style-name="_31_">e</text:span><text:span text:style-name="_32_">s</text:span><text:span text:style-name="_33_">s</text:span><text:span text:style-name="_31_">o</text:span><text:span text:style-name="_32_">r</text:span><text:span text:style-name="_33_"> </text:span><text:span text:style-name="_31_">J</text:span><text:span text:style-name="_32_">e</text:span><text:span text:style-name="_33_">f</text:span><text:span text:style-name="_31_">f</text:span><text:span text:style-name="_32_">e</text:span><text:span text:style-name="_33_">r</text:span><text:span text:style-name="_31_">s</text:span><text:span text:style-name="_32_">o</text:span><text:span text:style-name="_33_">n</text:span><text:span text:style-name="_31_">'</text:span><text:span text:style-name="_32_">s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1</text:span><text:span text:style-name="_33_">9</text:span><text:span text:style-name="_31_">4</text:span><text:span text:style-name="_32_">9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.</text:span><text:span text:style-name="_33_"> </text:span><text:span text:style-name="_31_">"</text:span><text:span text:style-name="_32_">N</text:span><text:span text:style-name="_33_">o</text:span><text:span text:style-name="_31_">t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n</text:span><text:span text:style-name="_31_">n</text:span><text:span text:style-name="_32_">e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f</text:span><text:span text:style-name="_31_">e</text:span><text:span text:style-name="_32_">l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,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g</text:span><text:span text:style-name="_32_">r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s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-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N</text:span><text:span text:style-name="_33_">o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s</text:span><text:span text:style-name="_31_">m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(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a</text:span><text:span text:style-name="_31_">r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i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)</text:span><text:span text:style-name="_32_"> </text:span><text:span text:style-name="_33_">p</text:span><text:span text:style-name="_31_">l</text:span><text:span text:style-name="_32_">e</text:span><text:span text:style-name="_33_">a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,</text:span><text:span text:style-name="_32_"> </text:span><text:span text:style-name="_33_">g</text:span><text:span text:style-name="_31_">r</text:span><text:span text:style-name="_32_">i</text:span><text:span text:style-name="_33_">e</text:span><text:span text:style-name="_31_">f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v</text:span><text:span text:style-name="_31_">a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f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a</text:span><text:span text:style-name="_33_">r</text:span><text:span text:style-name="_31_">m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f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g</text:span><text:span text:style-name="_33_">r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d</text:span><text:span text:style-name="_31_">e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.</text:span><text:span text:style-name="_31_">"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a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i</text:span><text:span text:style-name="_33_">d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.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b</text:span><text:span text:style-name="_32_">y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e</text:span><text:span text:style-name="_33_">e</text:span><text:span text:style-name="_31_">l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f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oft-page-break/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m</text:span><text:span text:style-name="_32_">a</text:span><text:span text:style-name="_33_">n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"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s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"</text:span><text:span text:style-name="_31_"> </text:span><text:span text:style-name="_32_">w</text:span><text:span text:style-name="_33_">h</text:span><text:span text:style-name="_31_">i</text:span><text:span text:style-name="_32_">l</text:span><text:span text:style-name="_33_">s</text:span><text:span text:style-name="_31_">t</text:span><text:span text:style-name="_32_"> </text:span><text:span text:style-name="_33_">B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s</text:span><text:span text:style-name="_31_"> </text:span><text:span text:style-name="_32_">"</text:span><text:span text:style-name="_33_">B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.</text:span><text:span text:style-name="_33_">"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s</text:span><text:span text:style-name="_33_">.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d</text:span><text:span text:style-name="_32_">o</text:span><text:span text:style-name="_33_">p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l</text:span><text:span text:style-name="_31_">i</text:span><text:span text:style-name="_32_">p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(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r</text:span><text:span text:style-name="_33_"> </text:span><text:span text:style-name="_31_">B</text:span><text:span text:style-name="_32_"> </text:span><text:span text:style-name="_33_">o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t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e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a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v</text:span><text:span text:style-name="_32_">a</text:span><text:span text:style-name="_33_"> </text:span><text:span text:style-name="_31_">v</text:span><text:span text:style-name="_32_">o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"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p</text:span><text:span text:style-name="_32_">a</text:span><text:span text:style-name="_33_">r</text:span><text:span text:style-name="_31_">r</text:span><text:span text:style-name="_32_">o</text:span><text:span text:style-name="_33_">t</text:span><text:span text:style-name="_31_"> </text:span><text:span text:style-name="_32_">f</text:span><text:span text:style-name="_33_">a</text:span><text:span text:style-name="_31_">s</text:span><text:span text:style-name="_32_">h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l</text:span><text:span text:style-name="_32_">i</text:span><text:span text:style-name="_33_">s</text:span><text:span text:style-name="_31_">t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: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o</text:span><text:span text:style-name="_33_">n</text:span><text:span text:style-name="_31_">n</text:span><text:span text:style-name="_32_">e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"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s</text:span><text:span text:style-name="_33_">u</text:span><text:span text:style-name="_31_">m</text:span><text:span text:style-name="_32_">m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"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"</text:span><text:span text:style-name="_31_">a</text:span><text:span text:style-name="_32_"> 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a</text:span><text:span text:style-name="_33_">y</text:span><text:span text:style-name="_31_">"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?</text:span></text:p>
      <text:p text:style-name="P1"><text:span text:style-name="_31_">W</text:span><text:span text:style-name="_32_">i</text:span><text:span text:style-name="_33_">t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s</text:span><text:span text:style-name="_32_">c</text:span><text:span text:style-name="_33_">a</text:span><text:span text:style-name="_31_">n</text:span><text:span text:style-name="_32_">.</text:span></text:p>
      <text:p text:style-name="P1"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: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"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"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.</text:span></text:p>
      <text:p text:style-name="P1"><text:span text:style-name="_31_">W</text:span><text:span text:style-name="_32_">i</text:span><text:span text:style-name="_33_">t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n</text:span><text:span text:style-name="_32_">o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.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M</text:span><text:span text:style-name="_32_">r</text:span><text:span text:style-name="_33_"> </text:span><text:span text:style-name="_31_">P</text:span><text:span text:style-name="_32_">i</text:span><text:span text:style-name="_33_">c</text:span><text:span text:style-name="_31_">k</text:span><text:span text:style-name="_32_">w</text:span><text:span text:style-name="_33_">i</text:span><text:span text:style-name="_31_">c</text:span><text:span text:style-name="_32_">k</text:span><text:span text:style-name="_33_"> </text:span><text:span text:style-name="_31_">r</text:span><text:span text:style-name="_32_">e</text:span><text:span text:style-name="_33_">m</text:span><text:span text:style-name="_31_">i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m</text:span><text:span text:style-name="_33_">a</text:span><text:span text:style-name="_31_">s</text:span><text:span text:style-name="_32_">?</text:span></text:p>
      <text:p text:style-name="P1"><text:span text:style-name="_31_">W</text:span><text:span text:style-name="_32_">i</text:span><text:span text:style-name="_33_">t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a</text:span><text:span text:style-name="_32_">y</text:span><text:span text:style-name="_33_">.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Y</text:span><text:span text:style-name="_32_">e</text:span><text:span text:style-name="_33_">t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m</text:span><text:span text:style-name="_33_">a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w</text:span><text:span text:style-name="_32_">i</text:span><text:span text:style-name="_33_">c</text:span><text:span text:style-name="_31_">k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i</text:span><text:span text:style-name="_31_">s</text:span><text:span text:style-name="_32_">o</text:span><text:span text:style-name="_33_">n</text:span><text:span text:style-name="_31_">.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y</text:span><text:span text:style-name="_33_">o</text:span><text:span text:style-name="_31_">u</text:span><text:span text:style-name="_32_">'</text:span><text:span text:style-name="_33_">r</text:span><text:span text:style-name="_31_">e</text:span><text:span text:style-name="_32_"> </text:span><text:span text:style-name="_33_">s</text:span><text:span text:style-name="_31_">e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a</text:span><text:span text:style-name="_32_"> </text:span><text:span text:style-name="_33_">t</text:span><text:span text:style-name="_31_">y</text:span><text:span text:style-name="_32_">p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w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'</text:span><text:span text:style-name="_33_">s</text:span><text:span text:style-name="_31_"> </text:span><text:span text:style-name="_32_">d</text:span><text:span text:style-name="_33_">a</text:span><text:span text:style-name="_31_">y</text:span><text:span text:style-name="_32_">,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m</text:span><text:span text:style-name="_33_">a</text:span><text:span text:style-name="_31_">s</text:span><text:span text:style-name="_32_">.</text:span></text:p>
      <text:p text:style-name="P1"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o</text:span><text:span text:style-name="_33_">n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-<text:span text:style-name="_31_">w</text:span><text:span text:style-name="_32_">r</text:span><text:span text:style-name="_33_">i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i</text:span><text:span text:style-name="_31_">v</text:span><text:span text:style-name="_32_">a</text:span><text:span text:style-name="_33_"> </text:span><text:span text:style-name="_31_">v</text:span><text:span text:style-name="_32_">o</text:span><text:span text:style-name="_33_">c</text:span><text:span text:style-name="_31_">e</text:span><text:span text:style-name="_32_">?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a</text:span><text:span text:style-name="_32_">l</text:span><text:span text:style-name="_33_">l</text:span><text:span text:style-name="_31_">i</text:span><text:span text:style-name="_32_">n</text:span><text:span text:style-name="_33_">g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s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a</text:span><text:span text:style-name="_33_">g</text:span><text:span text:style-name="_31_">e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a</text:span><text:span text:style-name="_32_">n</text:span><text:span text:style-name="_33_"> </text:span><text:span text:style-name="_31_">e</text:span><text:span text:style-name="_32_">a</text:span><text:span text:style-name="_33_">s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v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r</text:span><text:span text:style-name="_31_">a</text:span><text:span text:style-name="_32_">s</text:span><text:span text:style-name="_33_">e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,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d</text:span><text:span text:style-name="_33_">e</text:span><text:span text:style-name="_31_">v</text:span><text:span text:style-name="_32_">i</text:span><text:span text:style-name="_33_">c</text:span><text:span text:style-name="_31_">e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r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n</text:span><text:span text:style-name="_31_">n</text:span><text:span text:style-name="_32_">e</text:span><text:span text:style-name="_33_">t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,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s</text:span><text:span text:style-name="_33_">u</text:span><text:span text:style-name="_31_">a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b</text:span><text:span text:style-name="_32_">a</text:span><text:span text:style-name="_33_">n</text:span><text:span text:style-name="_31_">d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w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m</text:span><text:span text:style-name="_33_">y</text:span><text:span text:style-name="_31_">s</text:span><text:span text:style-name="_32_">t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o</text:span><text:span text:style-name="_32_">c</text:span><text:span text:style-name="_33_">a</text:span><text:span text:style-name="_31_">l</text:span><text:span text:style-name="_32_">i</text:span><text:span text:style-name="_33_">s</text:span><text:span text:style-name="_31_">e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m</text:span><text:span text:style-name="_33_">y</text:span><text:span text:style-name="_31_">s</text:span><text:span text:style-name="_32_">t</text:span><text:span text:style-name="_33_">e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/text:p>
      <text:p text:style-name="P1"><text:span text:style-name="_32_">(</text:span><text:span text:style-name="_33_">5</text:span><text:span text:style-name="_31_">)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/text:p>
      <text:p text:style-name="P1"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,</text:span><text:span text:style-name="_33_"> </text:span><text:span text:style-name="_31_">"</text:span><text:span text:style-name="_32_">I</text:span><text:span text:style-name="_33_"> </text:span><text:span text:style-name="_31_">g</text:span><text:span text:style-name="_32_">r</text:span><text:span text:style-name="_33_">a</text:span><text:span text:style-name="_31_">n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X</text:span><text:span text:style-name="_31_">.</text:span><text:span text:style-name="_32_">"</text:span><text:span text:style-name="_33_"> </text:span><text:span text:style-name="_31_">N</text:span><text:span text:style-name="_32_">u</text:span><text:span text:style-name="_33_">m</text:span><text:span text:style-name="_31_">e</text:span><text:span text:style-name="_32_">r</text:span><text:span text:style-name="_33_">o</text:span><text:span text:style-name="_31_">u</text:span><text:span text:style-name="_32_">s</text:span><text:span text:style-name="_33_"> </text:span><text:span text:style-name="_31_">f</text:span><text:span text:style-name="_32_">e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X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g</text:span><text:span text:style-name="_31_">g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x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B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r</text:span><text:span text:style-name="_33_">e</text:span><text:span text:style-name="_31_">s</text:span><text:span text:style-name="_32_">o</text:span><text:span text:style-name="_33_">u</text:span><text:span text:style-name="_31_">r</text:span><text:span text:style-name="_32_">c</text:span><text:span text:style-name="_33_">e</text:span><text:span text:style-name="_31_">f</text:span><text:span text:style-name="_32_">u</text:span><text:span text:style-name="_33_">l</text:span><text:span text:style-name="_31_">,</text:span><text:span text:style-name="_32_"> </text:span><text:span text:style-name="_33_">b</text:span><text:span text:style-name="_31_">e</text:span><text:span text:style-name="_32_">a</text:span><text:span text:style-name="_33_">u</text:span><text:span text:style-name="_31_">t</text:span><text:span text:style-name="_32_">i</text:span><text:span text:style-name="_33_">f</text:span><text:span text:style-name="_31_">u</text:span><text:span text:style-name="_32_">l</text:span><text:span text:style-name="_33_">,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l</text:span><text:span text:style-name="_33_">y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o</text:span><text:span text:style-name="_31_">u</text:span><text:span text:style-name="_32_">r</text:span><text:span text:style-name="_33_">,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,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e</text:span><text:span text:style-name="_31_">n</text:span><text:span text:style-name="_32_">j</text:span><text:span text:style-name="_33_">o</text:span><text:span text:style-name="_31_">y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w</text:span><text:span text:style-name="_32_">b</text:span><text:span text:style-name="_33_">e</text:span><text:span text:style-name="_31_">r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m</text:span><text:span text:style-name="_31_">,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l</text:span><text:span text:style-name="_31_">y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n</text:span><text:span text:style-name="_31_">e</text:span><text:span text:style-name="_32_">w</text:span><text:span text:style-name="_33_">.</text:span></text:p>
      <text:p text:style-name="P1"><text:span text:style-name="_32_">N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l</text:span><text:span text:style-name="_31_">y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g</text:span><text:span text:style-name="_33_">l</text:span><text:span text:style-name="_31_">y</text:span><text:span text:style-name="_32_">,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g</text:span><text:span text:style-name="_32_">n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e</text:span><text:span text:style-name="_32_">d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n</text:span><text:span text:style-name="_33_">u</text:span><text:span text:style-name="_31_">t</text:span><text:span text:style-name="_32_">e</text:span><text:span text:style-name="_33_">l</text:span><text:span text:style-name="_31_">y</text:span><text:span text:style-name="_32_"> </text:span><text:soft-page-break/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e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e</text:span><text:span text:style-name="_33_">t</text:span><text:span text:style-name="_31_">c</text:span><text:span text:style-name="_32_">.</text:span><text:span text:style-name="_33_">,</text:span><text:span text:style-name="_31_"> </text:span><text:span text:style-name="_32_">e</text:span><text:span text:style-name="_33_">t</text:span><text:span text:style-name="_31_">c</text:span><text:span text:style-name="_32_">.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.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l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s</text:span><text:span text:style-name="_33_">o</text:span><text:span text:style-name="_31_">c</text:span><text:span text:style-name="_32_">i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(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c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,</text:span><text:span text:style-name="_31_">)</text:span><text:span text:style-name="_32_"> </text:span><text:span text:style-name="_33_">A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g</text:span><text:span text:style-name="_32_">o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d</text:span><text:span text:style-name="_33_">u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u</text:span><text:span text:style-name="_32_">m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n</text:span><text:span text:style-name="_32_">t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v</text:span><text:span text:style-name="_33_">o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(</text:span><text:span text:style-name="_32_">I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.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s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p</text:span><text:span text:style-name="_31_">a</text:span><text:span text:style-name="_32_">c</text:span><text:span text:style-name="_33_">e</text:span>-<text:span text:style-name="_32_">t</text:span><text:span text:style-name="_33_">i</text:span><text:span text:style-name="_31_">m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(</text:span><text:span text:style-name="_33_">a</text:span><text:span text:style-name="_31_">s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E</text:span><text:span text:style-name="_33_">n</text:span><text:span text:style-name="_31_">g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'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r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)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s</text:span><text:span text:style-name="_31_"> </text:span><text:span text:style-name="_32_">E</text:span><text:span text:style-name="_33_">n</text:span><text:span text:style-name="_31_">g</text:span><text:span text:style-name="_32_">l</text:span><text:span text:style-name="_33_">i</text:span><text:span text:style-name="_31_">s</text:span><text:span text:style-name="_32_">h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i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 </text:span><text:span text:style-name="_32_">F</text:span><text:span text:style-name="_33_">r</text:span><text:span text:style-name="_31_">e</text:span><text:span text:style-name="_32_">n</text:span><text:span text:style-name="_33_">c</text:span><text:span text:style-name="_31_">h</text:span><text:span text:style-name="_32_">.</text:span></text:p>
      <text:p text:style-name="P1"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r</text:span><text:span text:style-name="_31_">k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w</text:span><text:span text:style-name="_31_">b</text:span><text:span text:style-name="_32_">e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m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r</text:span><text:span text:style-name="_33_">i</text:span><text:span text:style-name="_31_">v</text:span><text:span text:style-name="_32_">o</text:span><text:span text:style-name="_33_">l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n</text:span><text:span text:style-name="_32_">j</text:span><text:span text:style-name="_33_">o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d</text:span><text:span text:style-name="_31_">i</text:span><text:span text:style-name="_32_">s</text:span><text:span text:style-name="_33_">h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d</text:span><text:span text:style-name="_33_">i</text:span><text:span text:style-name="_31_">o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.</text:span><text:span text:style-name="_32_">g</text:span><text:span text:style-name="_33_">.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b</text:span><text:span text:style-name="_31_">l</text:span><text:span text:style-name="_32_">a</text:span><text:span text:style-name="_33_">c</text:span><text:span text:style-name="_31_">k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l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a</text:span><text:span text:style-name="_31_">n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"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u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t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s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?</text:span><text:span text:style-name="_32_">"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d</text:span><text:span text:style-name="_32_">o</text:span><text:span text:style-name="_33_">p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y</text:span><text:span text:style-name="_33_">m</text:span><text:span text:style-name="_31_">p</text:span><text:span text:style-name="_32_">a</text:span><text:span text:style-name="_33_">t</text:span><text:span text:style-name="_31_">h</text:span><text:span text:style-name="_32_">e</text:span><text:span text:style-name="_33_">t</text:span><text:span text:style-name="_31_">i</text:span><text:span text:style-name="_32_">c</text:span><text:span text:style-name="_33_"> </text:span><text:span text:style-name="_31_">a</text:span><text:span text:style-name="_32_">t</text:span><text:span text:style-name="_33_">t</text:span><text:span text:style-name="_31_">i</text:span><text:span text:style-name="_32_">t</text:span><text:span text:style-name="_33_">u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y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e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r</text:span><text:span text:style-name="_32_">i</text:span><text:span text:style-name="_33_">t</text:span><text:span text:style-name="_31_">h</text:span><text:span text:style-name="_32_">m</text:span><text:span text:style-name="_33_">e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n</text:span><text:span text:style-name="_32_">m</text:span><text:span text:style-name="_33_">a</text:span><text:span text:style-name="_31_">s</text:span><text:span text:style-name="_32_">k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d</text:span><text:span text:style-name="_31_">e</text:span><text:span text:style-name="_32_">a</text:span><text:span text:style-name="_33_">d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c</text:span><text:span text:style-name="_31_">u</text:span><text:span text:style-name="_32_">r</text:span><text:span text:style-name="_33_">a</text:span><text:span text:style-name="_31_">c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(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)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l</text:span><text:span text:style-name="_32_">i</text:span><text:span text:style-name="_33_">b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a</text:span><text:span text:style-name="_32_">u</text:span><text:span text:style-name="_33_">l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i</text:span><text:span text:style-name="_33_">t</text:span><text:span text:style-name="_31_">h</text:span><text:span text:style-name="_32_">m</text:span><text:span text:style-name="_33_">e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p</text:span><text:span text:style-name="_31_">r</text:span><text:span text:style-name="_32_">e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s</text:span><text:span text:style-name="_33_">y</text:span><text:span text:style-name="_31_">m</text:span><text:span text:style-name="_32_">p</text:span><text:span text:style-name="_33_">a</text:span><text:span text:style-name="_31_">t</text:span><text:span text:style-name="_32_">h</text:span><text:span text:style-name="_33_">e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f</text:span><text:span text:style-name="_31_">f</text:span><text:span text:style-name="_32_">o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"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"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"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a</text:span><text:span text:style-name="_32_">u</text:span><text:span text:style-name="_33_">l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g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h</text:span><text:span text:style-name="_33_">i</text:span><text:span text:style-name="_31_">l</text:span><text:span text:style-name="_32_">o</text:span><text:span text:style-name="_33_">s</text:span><text:span text:style-name="_31_">o</text:span><text:span text:style-name="_32_">p</text:span><text:span text:style-name="_33_">h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"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s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f</text:span><text:span text:style-name="_32_">i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s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r</text:span><text:span text:style-name="_32_">u</text:span><text:span text:style-name="_33_">l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.</text:span><text:span text:style-name="_31_">"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e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E</text:span><text:span text:style-name="_33_">n</text:span><text:span text:style-name="_31_">g</text:span><text:span text:style-name="_32_">l</text:span><text:span text:style-name="_33_">i</text:span><text:span text:style-name="_31_">s</text:span><text:span text:style-name="_32_">h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 </text:span><text:soft-page-break/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l</text:span><text:span text:style-name="_33_">y</text:span><text:span text:style-name="_31_"> </text:span><text:span text:style-name="_32_">"</text:span><text:span text:style-name="_33_">O</text:span><text:span text:style-name="_31_"> </text:span><text:span text:style-name="_32_">=</text:span><text:span text:style-name="_33_"> </text:span><text:span text:style-name="_31_">I</text:span><text:span text:style-name="_32_">.</text:span><text:span text:style-name="_33_">"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v</text:span><text:span text:style-name="_33_">e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d</text:span><text:span text:style-name="_33_">r</text:span><text:span text:style-name="_31_">a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i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c</text:span><text:span text:style-name="_32_">c</text:span><text:span text:style-name="_33_">a</text:span><text:span text:style-name="_31_">s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'</text:span><text:span text:style-name="_33_">s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"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t</text:span><text:span text:style-name="_33_"> </text:span><text:span text:style-name="_31_">l</text:span><text:span text:style-name="_32_">e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x</text:span><text:span text:style-name="_32_">2</text:span><text:span text:style-name="_33_"> </text:span>-<text:span text:style-name="_32_"> </text:span><text:span text:style-name="_33_">4</text:span><text:span text:style-name="_31_">0</text:span><text:span text:style-name="_32_">x</text:span><text:span text:style-name="_33_"> </text:span>-<text:span text:style-name="_32_"> </text:span><text:span text:style-name="_33_">1</text:span><text:span text:style-name="_31_">1</text:span><text:span text:style-name="_32_"> </text:span><text:span text:style-name="_33_">=</text:span><text:span text:style-name="_31_"> </text:span><text:span text:style-name="_32_">0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d</text:span><text:span text:style-name="_32_">o</text:span><text:span text:style-name="_33_">u</text:span><text:span text:style-name="_31_">b</text:span><text:span text:style-name="_32_">t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s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o</text:span><text:span text:style-name="_32_">d</text:span><text:span text:style-name="_33_">i</text:span><text:span text:style-name="_31_">f</text:span><text:span text:style-name="_32_">y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a</text:span><text:span text:style-name="_33_">r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,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U</text:span><text:span text:style-name="_32_">t</text:span><text:span text:style-name="_33_">o</text:span><text:span text:style-name="_31_">p</text:span><text:span text:style-name="_32_">i</text:span><text:span text:style-name="_33_">a</text:span><text:span text:style-name="_31_">n</text:span><text:span text:style-name="_32_"> </text:span><text:span text:style-name="_33_">d</text:span><text:span text:style-name="_31_">r</text:span><text:span text:style-name="_32_">e</text:span><text:span text:style-name="_33_">a</text:span><text:span text:style-name="_31_">m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o</text:span><text:span text:style-name="_33_">c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f</text:span><text:span text:style-name="_33_">a</text:span><text:span text:style-name="_31_">i</text:span><text:span text:style-name="_32_">r</text:span><text:span text:style-name="_33_">l</text:span><text:span text:style-name="_31_">y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r</text:span><text:span text:style-name="_31_">a</text:span><text:span text:style-name="_32_">r</text:span><text:span text:style-name="_33_">e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i</text:span><text:span text:style-name="_32_">s</text:span><text:span text:style-name="_33_">g</text:span><text:span text:style-name="_31_">u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l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(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)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e</text:span><text:span text:style-name="_31_">n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'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p</text:span><text:span text:style-name="_33_">a</text:span><text:span text:style-name="_31_">g</text:span><text:span text:style-name="_32_">e</text:span><text:span text:style-name="_33_"> </text:span><text:span text:style-name="_31_">2</text:span><text:span text:style-name="_32_">2</text:span><text:span text:style-name="_33_">.</text:span></text:p>
      <text:p text:style-name="P1"><text:span text:style-name="_32_">(</text:span><text:span text:style-name="_33_">6</text:span><text:span text:style-name="_31_">)</text:span><text:span text:style-name="_32_"> </text:span><text:span text:style-name="_33_">L</text:span><text:span text:style-name="_31_">a</text:span><text:span text:style-name="_32_">d</text:span><text:span text:style-name="_33_">y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l</text:span><text:span text:style-name="_31_">a</text:span><text:span text:style-name="_32_">c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/text:p>
      <text:p text:style-name="P1"><text:span text:style-name="_32_">O</text:span><text:span text:style-name="_33_">u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d</text:span><text:span text:style-name="_33_">e</text:span><text:span text:style-name="_31_">t</text:span><text:span text:style-name="_32_">a</text:span><text:span text:style-name="_33_">i</text:span><text:span text:style-name="_31_">l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i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(</text:span><text:span text:style-name="_32_"> </text:span><text:span text:style-name="_33_">1</text:span><text:span text:style-name="_31_">8</text:span><text:span text:style-name="_32_">4</text:span><text:span text:style-name="_33_">2</text:span><text:span text:style-name="_31_">)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o</text:span><text:span text:style-name="_33_">r</text:span><text:span text:style-name="_31_">m</text:span><text:span text:style-name="_32_">"</text:span><text:span text:style-name="_33_"> </text:span><text:span text:style-name="_31_">(</text:span><text:span text:style-name="_32_">h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a</text:span><text:span text:style-name="_33_">l</text:span><text:span text:style-name="_31_">i</text:span><text:span text:style-name="_32_">c</text:span><text:span text:style-name="_33_">s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H</text:span><text:span text:style-name="_33_">a</text:span><text:span text:style-name="_31_">r</text:span><text:span text:style-name="_32_">t</text:span><text:span text:style-name="_33_">r</text:span><text:span text:style-name="_31_">e</text:span><text:span text:style-name="_32_">e</text:span><text:span text:style-name="_33_"> </text:span><text:span text:style-name="_31_">(</text:span><text:span text:style-name="_32_"> </text:span><text:span text:style-name="_33_">1</text:span><text:span text:style-name="_31_">9</text:span><text:span text:style-name="_32_">4</text:span><text:span text:style-name="_33_">9</text:span><text:span text:style-name="_31_">)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a</text:span><text:span text:style-name="_32_">d</text:span><text:span text:style-name="_33_">d</text:span><text:span text:style-name="_31_">s</text:span><text:span text:style-name="_32_">: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e</text:span><text:span text:style-name="_33_">q</text:span><text:span text:style-name="_31_">u</text:span><text:span text:style-name="_32_">i</text:span><text:span text:style-name="_33_">p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'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,</text:span><text:span text:style-name="_32_">'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x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e</text:span><text:span text:style-name="_31_">r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'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.</text:span><text:span text:style-name="_33_">'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i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c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e</text:span><text:span text:style-name="_33_">v</text:span><text:span text:style-name="_31_">e</text:span><text:span text:style-name="_32_">l</text:span><text:span text:style-name="_33_">o</text:span><text:span text:style-name="_31_">p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t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"</text:span></text:p>
      <text:p text:style-name="P1"><text:span text:style-name="_33_">I</text:span><text:span text:style-name="_31_"> </text:span><text:span text:style-name="_32_">a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a</text:span><text:span text:style-name="_31_">r</text:span><text:span text:style-name="_32_">t</text:span><text:span text:style-name="_33_">r</text:span><text:span text:style-name="_31_">e</text:span><text:span text:style-name="_32_">e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r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a</text:span><text:span text:style-name="_32_">d</text:span><text:span text:style-name="_33_">y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e</text:span><text:span text:style-name="_32_">n</text:span><text:span text:style-name="_33_">c</text:span><text:span text:style-name="_31_">o</text:span><text:span text:style-name="_32_">u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b</text:span><text:span text:style-name="_32_">l</text:span><text:span text:style-name="_33_">i</text:span><text:span text:style-name="_31_">g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e</text:span><text:span text:style-name="_31_">d</text:span><text:span text:style-name="_32_">.</text:span></text:p>
      <text:p text:style-name="P1"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/text:p>
      <text:p text:style-name="P1"><text:span text:style-name="_32_">A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d</text:span><text:span text:style-name="_33_">y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l</text:span><text:span text:style-name="_31_">a</text:span><text:span text:style-name="_32_">c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"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oft-page-break/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n</text:span><text:span text:style-name="_31_">e</text:span><text:span text:style-name="_32_">w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w</text:span><text:span text:style-name="_33_">,</text:span><text:span text:style-name="_31_"> </text:span><text:span text:style-name="_32_">"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n</text:span><text:span text:style-name="_31_">.</text:span><text:span text:style-name="_32_">"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o</text:span><text:span text:style-name="_33_">r</text:span><text:span text:style-name="_31_">i</text:span><text:span text:style-name="_32_">g</text:span><text:span text:style-name="_33_">i</text:span><text:span text:style-name="_31_">n</text:span><text:span text:style-name="_32_">a</text:span><text:span text:style-name="_33_">l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"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r</text:span><text:span text:style-name="_31_">o</text:span><text:span text:style-name="_32_">w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d</text:span><text:span text:style-name="_32_"> </text:span><text:span text:style-name="_33_">p</text:span><text:span text:style-name="_31_">l</text:span><text:span text:style-name="_32_">a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o</text:span><text:span text:style-name="_32_">l</text:span><text:span text:style-name="_33_">l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.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"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u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c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l</text:span><text:span text:style-name="_32_">l</text:span><text:span text:style-name="_33_">e</text:span><text:span text:style-name="_31_">n</text:span><text:span text:style-name="_32_">g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e</text:span><text:span text:style-name="_33_">t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f</text:span><text:span text:style-name="_32_">r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l</text:span><text:span text:style-name="_33_">t</text:span><text:span text:style-name="_31_">h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s</text:span><text:span text:style-name="_32_">l</text:span><text:span text:style-name="_33_">i</text:span><text:span text:style-name="_31_">p</text:span><text:span text:style-name="_32_">s</text:span><text:span text:style-name="_33_">h</text:span><text:span text:style-name="_31_">o</text:span><text:span text:style-name="_32_">d</text:span><text:span text:style-name="_33_"> </text:span><text:span text:style-name="_31_">f</text:span><text:span text:style-name="_32_">a</text:span><text:span text:style-name="_33_">s</text:span><text:span text:style-name="_31_">h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i</text:span><text:span text:style-name="_31_">s</text:span><text:span text:style-name="_32_">k</text:span><text:span text:style-name="_33_">s</text:span><text:span text:style-name="_31_">.</text:span><text:span text:style-name="_32_"> </text:span><text:span text:style-name="_33_">P</text:span><text:span text:style-name="_31_">e</text:span><text:span text:style-name="_32_">r</text:span><text:span text:style-name="_33_">h</text:span><text:span text:style-name="_31_">a</text:span><text:span text:style-name="_32_">p</text:span><text:span text:style-name="_33_">s</text:span><text:span text:style-name="_31_"> </text:span><text:span text:style-name="_32_">I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"</text:span><text:span text:style-name="_32_">I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o</text:span><text:span text:style-name="_33_">l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: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 </text:span><text:span text:style-name="_31_">l</text:span><text:span text:style-name="_32_">e</text:span><text:span text:style-name="_33_">t</text:span><text:span text:style-name="_31_">'</text:span><text:span text:style-name="_32_">s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.</text:span><text:span text:style-name="_32_">"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I</text:span><text:span text:style-name="_33_"> </text:span><text:span text:style-name="_31_">a</text:span><text:span text:style-name="_32_">m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p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o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d</text:span><text:span text:style-name="_31_">m</text:span><text:span text:style-name="_32_">i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l</text:span><text:span text:style-name="_32_">a</text:span><text:span text:style-name="_33_">y</text:span><text:span text:style-name="_31_"> </text:span><text:span text:style-name="_32_">m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y</text:span><text:span text:style-name="_33_"> </text:span><text:span text:style-name="_31_">v</text:span><text:span text:style-name="_32_">i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s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w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i</text:span><text:span text:style-name="_33_">f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.</text:span></text:p>
      <text:p text:style-name="P1"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y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m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r</text:span><text:span text:style-name="_33_">e</text:span><text:span text:style-name="_31_">d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c</text:span><text:span text:style-name="_31_">l</text:span><text:span text:style-name="_32_">o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w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e</text:span><text:span text:style-name="_31_">c</text:span><text:span text:style-name="_32_">i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"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a</text:span><text:span text:style-name="_31_">c</text:span><text:span text:style-name="_32_">t</text:span><text:span text:style-name="_33_">"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a</text:span><text:span text:style-name="_31_">n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l</text:span><text:span text:style-name="_32_">s</text:span><text:span text:style-name="_33_">e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u</text:span><text:span text:style-name="_31_">e</text:span><text:span text:style-name="_32_">,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p</text:span><text:span text:style-name="_32_">h</text:span><text:span text:style-name="_33_">i</text:span><text:span text:style-name="_31_">l</text:span><text:span text:style-name="_32_">o</text:span><text:span text:style-name="_33_">s</text:span><text:span text:style-name="_31_">o</text:span><text:span text:style-name="_32_">p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p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t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l</text:span><text:span text:style-name="_33_">y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l</text:span><text:span text:style-name="_31_">s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i</text:span><text:span text:style-name="_32_">r</text:span><text:span text:style-name="_33_">t</text:span><text:span text:style-name="_31_">u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d</text:span><text:span text:style-name="_32_">a</text:span><text:span text:style-name="_33_">t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s</text:span><text:span text:style-name="_31_">.</text:span></text:p>
      <text:p text:style-name="P1"><text:span text:style-name="_33_">(</text:span><text:span text:style-name="_31_">7</text:span><text:span text:style-name="_32_">)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i</text:span><text:span text:style-name="_32_">t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/text:p>
      <text:p text:style-name="P1"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l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i</text:span><text:span text:style-name="_33_">n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u</text:span><text:span text:style-name="_32_">r</text:span><text:span text:style-name="_33_">o</text:span><text:span text:style-name="_31_">n</text:span><text:span text:style-name="_32_">,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,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.</text:span></text:p>
      <text:p text:style-name="P1"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r</text:span><text:span text:style-name="_33_">u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t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r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s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z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.</text:span><text:span text:style-name="_31_"> </text:span><text:span text:style-name="_32_">(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s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)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a</text:span><text:span text:style-name="_33_">s</text:span><text:span text:style-name="_31_">k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(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3</text:span><text:span text:style-name="_31_">.</text:span><text:span text:style-name="_32_">1</text:span><text:span text:style-name="_33_">4</text:span><text:span text:style-name="_31_">1</text:span><text:span text:style-name="_32_">6</text:span><text:span text:style-name="_33_">)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h</text:span><text:span text:style-name="_33_">o</text:span><text:span text:style-name="_31_">o</text:span><text:span text:style-name="_32_">s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3</text:span><text:span text:style-name="_32_">.</text:span><text:span text:style-name="_33_">1</text:span><text:span text:style-name="_31_">2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3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4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5</text:span><text:span text:style-name="_32_">,</text:span><text:span text:style-name="_33_"> </text:span><text:span text:style-name="_31_">3</text:span><text:span text:style-name="_32_">.</text:span><text:span text:style-name="_33_">1</text:span><text:span text:style-name="_31_">6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0</text:span><text:span text:style-name="_33_">.</text:span><text:span text:style-name="_31_">0</text:span><text:span text:style-name="_32_">5</text:span><text:span text:style-name="_33_">,</text:span><text:span text:style-name="_31_"> </text:span><text:span text:style-name="_32_">0</text:span><text:span text:style-name="_33_">.</text:span><text:span text:style-name="_31_">1</text:span><text:span text:style-name="_32_">5</text:span><text:span text:style-name="_33_">,</text:span><text:span text:style-name="_31_"> </text:span><text:span text:style-name="_32_">0</text:span><text:span text:style-name="_33_">.</text:span><text:span text:style-name="_31_">5</text:span><text:span text:style-name="_32_">5</text:span><text:span text:style-name="_33_">,</text:span><text:span text:style-name="_31_"> </text:span><text:span text:style-name="_32_">0</text:span><text:span text:style-name="_33_">.</text:span><text:span text:style-name="_31_">1</text:span><text:span text:style-name="_32_">9</text:span><text:span text:style-name="_33_">,</text:span><text:span text:style-name="_31_"> </text:span><text:span text:style-name="_32_">0</text:span><text:span text:style-name="_33_">.</text:span><text:span text:style-name="_31_">0</text:span><text:span text:style-name="_32_">6</text:span><text:span text:style-name="_33_"> </text:span><text:span text:style-name="_31_">(</text:span><text:span text:style-name="_32_">s</text:span><text:span text:style-name="_33_">a</text:span><text:span text:style-name="_31_">y</text:span><text:span text:style-name="_32_">)</text:span><text:span text:style-name="_33_">.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u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s</text:span><text:span text:style-name="_33_">e</text:span><text:span text:style-name="_31_">r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.</text:span></text:p>
      <text:p text:style-name="P1"><text:span text:style-name="_33_">(</text:span><text:span text:style-name="_31_">8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/text:p>
      <text:p text:style-name="P1"><text:soft-page-break/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i</text:span><text:span text:style-name="_32_">m</text:span><text:span text:style-name="_33_">a</text:span><text:span text:style-name="_31_">g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f</text:span><text:span text:style-name="_32_">f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s</text:span><text:span text:style-name="_31_"> </text:span><text:span text:style-name="_32_">a</text:span><text:span text:style-name="_33_"> </text:span><text:span text:style-name="_31_">g</text:span><text:span text:style-name="_32_">r</text:span><text:span text:style-name="_33_">e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o</text:span><text:span text:style-name="_31_">t</text:span><text:span text:style-name="_32_">h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?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m</text:span><text:span text:style-name="_33_">a</text:span><text:span text:style-name="_31_">y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a</text:span><text:span text:style-name="_31_">f</text:span><text:span text:style-name="_32_">e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r</text:span><text:span text:style-name="_33_">a</text:span><text:span text:style-name="_31_">f</text:span><text:span text:style-name="_32_">f</text:span><text:span text:style-name="_33_">i</text:span><text:span text:style-name="_31_">c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,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.</text:span></text:p>
      <text:p text:style-name="P1"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r</text:span><text:span text:style-name="_31_">d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u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"</text:span><text:span text:style-name="_31_">i</text:span><text:span text:style-name="_32_">f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l</text:span><text:span text:style-name="_31_">a</text:span><text:span text:style-name="_32_">r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"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"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"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l</text:span><text:span text:style-name="_33_">o</text:span><text:span text:style-name="_31_">u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s</text:span><text:span text:style-name="_31_">s</text:span><text:span text:style-name="_32_">u</text:span><text:span text:style-name="_33_">e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"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"</text:span><text:span text:style-name="_33_"> </text:span><text:span text:style-name="_31_">I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e</text:span><text:span text:style-name="_31_">p</text:span><text:span text:style-name="_32_">t</text:span><text:span text:style-name="_33_">s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S</text:span><text:span text:style-name="_33_">t</text:span><text:span text:style-name="_31_">o</text:span><text:span text:style-name="_32_">p</text:span><text:span text:style-name="_33_"> 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r</text:span><text:span text:style-name="_31_">e</text:span><text:span text:style-name="_32_">d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"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c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.</text:span><text:span text:style-name="_33_"> </text:span><text:span text:style-name="_31_">B</text:span><text:span text:style-name="_32_">y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"</text:span><text:span text:style-name="_32_"> </text:span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i</text:span><text:span text:style-name="_31_">n</text:span><text:span text:style-name="_32_">c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q</text:span><text:span text:style-name="_31_">u</text:span><text:span text:style-name="_32_">e</text:span><text:span text:style-name="_33_">a</text:span><text:span text:style-name="_31_">k</text:span><text:span text:style-name="_32_">.</text:span><text:span text:style-name="_33_">"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"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"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d</text:span><text:span text:style-name="_32_">i</text:span><text:span text:style-name="_33_">s</text:span><text:span text:style-name="_31_">t</text:span><text:span text:style-name="_32_">r</text:span><text:span text:style-name="_33_">i</text:span><text:span text:style-name="_31_">b</text:span><text:span text:style-name="_32_">u</text:span><text:span text:style-name="_33_">t</text:span><text:span text:style-name="_31_">e</text:span><text:span text:style-name="_32_">d</text:span><text:span text:style-name="_33_"> </text:span><text:span text:style-name="_31_">m</text:span><text:span text:style-name="_32_">i</text:span><text:span text:style-name="_33_">d</text:span><text:span text:style-name="_31_">d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a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m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(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)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o</text:span><text:span text:style-name="_32_"> </text:span><text:span text:style-name="_33_">e</text:span><text:span text:style-name="_31_">a</text:span><text:span text:style-name="_32_">s</text:span><text:span text:style-name="_33_">i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b</text:span><text:span text:style-name="_32_">s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u</text:span><text:span text:style-name="_31_">c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o</text:span><text:span text:style-name="_33_">b</text:span><text:span text:style-name="_31_">s</text:span><text:span text:style-name="_32_">e</text:span><text:span text:style-name="_33_">r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l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a</text:span><text:span text:style-name="_32_">y</text:span><text:span text:style-name="_33_">,</text:span><text:span text:style-name="_31_"> </text:span><text:span text:style-name="_32_">"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e</text:span><text:span text:style-name="_31_">a</text:span><text:span text:style-name="_32_">r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e</text:span><text:span text:style-name="_33_">n</text:span><text:span text:style-name="_31_">o</text:span><text:span text:style-name="_32_">u</text:span><text:span text:style-name="_33_">g</text:span><text:span text:style-name="_31_">h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.</text:span><text:span text:style-name="_33_">"</text:span></text:p>
      <text:p text:style-name="P1"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e</text:span><text:span text:style-name="_32_">m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e</text:span><text:span text:style-name="_32_">x</text:span><text:span text:style-name="_33_">i</text:span><text:span text:style-name="_31_">s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b</text:span><text:span text:style-name="_32_">s</text:span><text:span text:style-name="_33_">e</text:span><text:span text:style-name="_31_">r</text:span><text:span text:style-name="_32_">v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f</text:span><text:span text:style-name="_33_">u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1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u</text:span><text:span text:style-name="_31_">n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i</text:span><text:span text:style-name="_31_">x</text:span><text:span text:style-name="_32_">t</text:span><text:span text:style-name="_33_">e</text:span><text:span text:style-name="_31_">e</text:span><text:span text:style-name="_32_">n</text:span>-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i</text:span><text:span text:style-name="_32_">n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e</text:span><text:span text:style-name="_33_">f</text:span><text:span text:style-name="_31_">y</text:span><text:span text:style-name="_32_"> </text:span><text:span text:style-name="_33_">a</text:span><text:span text:style-name="_31_">n</text:span><text:span text:style-name="_32_">y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i</text:span><text:span text:style-name="_32_">e</text:span><text:span text:style-name="_33_">s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u</text:span><text:span text:style-name="_32_">n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.</text:span></text:p>
      <text:p text:style-name="P1"><text:span text:style-name="_32_">(</text:span><text:span text:style-name="_33_">9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s</text:span><text:span text:style-name="_33_">e</text:span><text:span text:style-name="_31_">n</text:span><text:span text:style-name="_32_">s</text:span><text:span text:style-name="_33_">o</text:span><text:span text:style-name="_31_">r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p</text:span><text:span text:style-name="_31_">t</text:span><text:span text:style-name="_32_">i</text:span><text:span text:style-name="_33_">o</text:span><text:span text:style-name="_31_">n</text:span></text:p>
      <text:p text:style-name="P1"><text:span text:style-name="_33_">I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m</text:span><text:span text:style-name="_31_">i</text:span><text:span text:style-name="_32_">l</text:span><text:span text:style-name="_33_">i</text:span><text:span text:style-name="_31_">a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a</text:span><text:span text:style-name="_32_">s</text:span><text:span text:style-name="_33_">e</text:span><text:span text:style-name="_31_">n</text:span><text:span text:style-name="_32_">s</text:span><text:span text:style-name="_33_">o</text:span><text:span text:style-name="_31_">r</text:span><text:span text:style-name="_32_">y</text:span><text:span text:style-name="_33_"> </text:span><text:span text:style-name="_31_">p</text:span><text:span text:style-name="_32_">e</text:span><text:span text:style-name="_33_">r</text:span><text:span text:style-name="_31_">c</text:span><text:span text:style-name="_32_">e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t</text:span><text:span text:style-name="_31_">e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v</text:span><text:span text:style-name="_31_">i</text:span><text:span text:style-name="_32_">z</text:span><text:span text:style-name="_33_">.</text:span><text:span text:style-name="_31_">,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,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r</text:span><text:span text:style-name="_31_">v</text:span><text:span text:style-name="_32_">o</text:span><text:span text:style-name="_33_">y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p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s</text:span><text:span text:style-name="_32_">y</text:span><text:span text:style-name="_33_">c</text:span><text:span text:style-name="_31_">h</text:span><text:span text:style-name="_32_">o</text:span><text:span text:style-name="_33_">k</text:span><text:span text:style-name="_31_">i</text:span><text:span text:style-name="_32_">n</text:span><text:span text:style-name="_33_">e</text:span><text:span text:style-name="_31_">s</text:span><text:span text:style-name="_32_">i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u</text:span><text:span text:style-name="_32_">r</text:span><text:span text:style-name="_33_">b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n</text:span><text:span text:style-name="_32_">y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.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d</text:span><text:span text:style-name="_32_">i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!</text:span><text:span text:style-name="_31_"> </text:span><text:span text:style-name="_32_">U</text:span><text:span text:style-name="_33_">n</text:span><text:span text:style-name="_31_">f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a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a</text:span><text:span text:style-name="_31_">t</text:span><text:span text:style-name="_32_">h</text:span><text:span text:style-name="_33_">y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w</text:span><text:span text:style-name="_32_">h</text:span><text:span text:style-name="_33_">e</text:span><text:span text:style-name="_31_">l</text:span><text:span text:style-name="_32_">m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'</text:span><text:span text:style-name="_31_">s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i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i</text:span><text:span text:style-name="_33_">n</text:span><text:span text:style-name="_31_">.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t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b</text:span><text:span text:style-name="_31_">i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g</text:span><text:span text:style-name="_33_">h</text:span><text:span text:style-name="_31_">o</text:span><text:span text:style-name="_32_">s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o</text:span><text:span text:style-name="_33_">g</text:span><text:span text:style-name="_31_">i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o</text:span><text:span text:style-name="_32_">d</text:span><text:span text:style-name="_33_">i</text:span><text:span text:style-name="_31_">e</text:span><text:span text:style-name="_32_">s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h</text:span><text:span text:style-name="_31_">y</text:span><text:span text:style-name="_32_">s</text:span><text:span text:style-name="_33_">i</text:span><text:span text:style-name="_31_">c</text:span><text:span text:style-name="_32_">s</text:span><text:span text:style-name="_33_">,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y</text:span><text:span text:style-name="_33_">e</text:span><text:span text:style-name="_31_">t</text:span><text:span text:style-name="_32_"> </text:span><text:span text:style-name="_33_">a</text:span><text:span text:style-name="_31_">s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,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.</text:span></text:p>
      <text:p text:style-name="P1"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oft-page-break/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i</text:span><text:span text:style-name="_32_">n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p</text:span><text:span text:style-name="_33_">i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E</text:span><text:span text:style-name="_31_">S</text:span><text:span text:style-name="_32_">P</text:span><text:span text:style-name="_33_">;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i</text:span><text:span text:style-name="_31_">c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l</text:span><text:span text:style-name="_31_">d</text:span><text:span text:style-name="_32_"> </text:span><text:span text:style-name="_33_">c</text:span><text:span text:style-name="_31_">o</text:span><text:span text:style-name="_32_">m</text:span><text:span text:style-name="_33_">f</text:span><text:span text:style-name="_31_">o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h</text:span><text:span text:style-name="_32_">e</text:span><text:span text:style-name="_33_">n</text:span><text:span text:style-name="_31_">o</text:span><text:span text:style-name="_32_">m</text:span><text:span text:style-name="_33_">e</text:span><text:span text:style-name="_31_">n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E</text:span><text:span text:style-name="_33_">S</text:span><text:span text:style-name="_31_">P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r</text:span><text:span text:style-name="_31_">e</text:span><text:span text:style-name="_32_">l</text:span><text:span text:style-name="_33_">e</text:span><text:span text:style-name="_31_">v</text:span><text:span text:style-name="_32_">a</text:span><text:span text:style-name="_33_">n</text:span><text:span text:style-name="_31_">t</text:span><text:span text:style-name="_32_">.</text:span></text:p>
      <text:p text:style-name="P1"><text:span text:style-name="_31_">A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E</text:span><text:span text:style-name="_33_">S</text:span><text:span text:style-name="_31_">P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r</text:span><text:span text:style-name="_31_">u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s</text:span><text:span text:style-name="_32_">:</text:span><text:span text:style-name="_33_"> </text:span><text:span text:style-name="_31_">"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v</text:span><text:span text:style-name="_32_">i</text:span><text:span text:style-name="_33_">c</text:span><text:span text:style-name="_31_">t</text:span><text:span text:style-name="_32_">i</text:span><text:span text:style-name="_33_">m</text:span><text:span text:style-name="_31_">i</text:span><text:span text:style-name="_32_">s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i</text:span><text:span text:style-name="_33_">c</text:span><text:span text:style-name="_31_"> </text:span><text:span text:style-name="_32_">r</text:span><text:span text:style-name="_33_">e</text:span><text:span text:style-name="_31_">c</text:span><text:span text:style-name="_32_">e</text:span><text:span text:style-name="_33_">i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'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y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e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?</text:span><text:span text:style-name="_32_">'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c</text:span><text:span text:style-name="_32_">x</text:span><text:span text:style-name="_33_">x</text:span><text:span text:style-name="_31_">x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4</text:span><text:span text:style-name="_32_">0</text:span><text:span text:style-name="_33_">0</text:span><text:span text:style-name="_31_"> </text:span><text:span text:style-name="_32_">c</text:span><text:span text:style-name="_33_">a</text:span><text:span text:style-name="_31_">r</text:span><text:span text:style-name="_32_">d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y</text:span><text:span text:style-name="_33_">h</text:span><text:span text:style-name="_31_">a</text:span><text:span text:style-name="_32_">p</text:span><text:span text:style-name="_33_"> </text:span><text:span text:style-name="_31_">g</text:span><text:span text:style-name="_32_">e</text:span><text:span text:style-name="_33_">t</text:span><text:span text:style-name="_31_">s</text:span><text:span text:style-name="_32_"> </text:span><text:span text:style-name="_33_">1</text:span><text:span text:style-name="_31_">0</text:span><text:span text:style-name="_32_">4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s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.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o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s</text:span><text:span text:style-name="_33_">y</text:span><text:span text:style-name="_31_">c</text:span><text:span text:style-name="_32_">h</text:span><text:span text:style-name="_33_">o</text:span><text:span text:style-name="_31_">k</text:span><text:span text:style-name="_32_">i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.</text:span><text:span text:style-name="_33_"> </text:span><text:span text:style-name="_31_">P</text:span><text:span text:style-name="_32_">e</text:span><text:span text:style-name="_33_">r</text:span><text:span text:style-name="_31_">h</text:span><text:span text:style-name="_32_">a</text:span><text:span text:style-name="_33_">p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k</text:span><text:span text:style-name="_31_">i</text:span><text:span text:style-name="_32_">n</text:span><text:span text:style-name="_33_">e</text:span><text:span text:style-name="_31_">s</text:span><text:span text:style-name="_32_">i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t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,</text:span><text:span text:style-name="_33_"> 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u</text:span><text:span text:style-name="_32_">e</text:span><text:span text:style-name="_33_">s</text:span><text:span text:style-name="_31_">s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E</text:span><text:span text:style-name="_33_">S</text:span><text:span text:style-name="_31_">P</text:span><text:span text:style-name="_32_"> </text:span><text:span text:style-name="_33_">a</text:span><text:span text:style-name="_31_">n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.</text:span></text:p>
      <text:p text:style-name="P1"><text:span text:style-name="_33_">I</text:span><text:span text:style-name="_31_">f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i</text:span><text:span text:style-name="_33_">g</text:span><text:span text:style-name="_31_">h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 </text:span><text:span text:style-name="_33_">u</text:span><text:span text:style-name="_31_">p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t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o</text:span><text:span text:style-name="_31_">u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a</text:span><text:span text:style-name="_33_">l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e</text:span><text:span text:style-name="_32_">a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a</text:span><text:span text:style-name="_32_">l</text:span><text:span text:style-name="_33_">l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a</text:span><text:span text:style-name="_31_">t</text:span><text:span text:style-name="_32_">h</text:span><text:span text:style-name="_33_">y</text:span>-<text:span text:style-name="_32_">p</text:span><text:span text:style-name="_33_">r</text:span><text:span text:style-name="_31_">o</text:span><text:span text:style-name="_32_">o</text:span><text:span text:style-name="_33_">f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"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.</text:span></text:p>
      <text:p text:style-name="P1"><text:span text:style-name="_31_">7</text:span><text:span text:style-name="_32_">.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w</text:span><text:span text:style-name="_33_">a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m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s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p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a</text:span><text:span text:style-name="_32_">c</text:span><text:span text:style-name="_33_">i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s</text:span><text:span text:style-name="_33_">.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.</text:span></text:p>
      <text:p text:style-name="P1"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r</text:span><text:span text:style-name="_31_">e</text:span><text:span text:style-name="_32_">t</text:span><text:span text:style-name="_33_">u</text:span><text:span text:style-name="_31_">r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e</text:span><text:span text:style-name="_33_">l</text:span><text:span text:style-name="_31_">l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"</text:span><text:span text:style-name="_31_">i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"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r</text:span><text:span text:style-name="_31_">o</text:span><text:span text:style-name="_32_">p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s</text:span><text:span text:style-name="_32_">c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p</text:span><text:span text:style-name="_32_">i</text:span><text:span text:style-name="_33_">a</text:span><text:span text:style-name="_31_">n</text:span><text:span text:style-name="_32_">o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k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m</text:span><text:span text:style-name="_32_">m</text:span><text:span text:style-name="_33_">e</text:span><text:span text:style-name="_31_">r</text:span><text:span text:style-name="_32_">.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t</text:span><text:span text:style-name="_33_">o</text:span><text:span text:style-name="_31_">m</text:span><text:span text:style-name="_32_">i</text:span><text:span text:style-name="_33_">c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: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n</text:span><text:span text:style-name="_33_">e</text:span><text:span text:style-name="_31_">u</text:span><text:span text:style-name="_32_">t</text:span><text:span text:style-name="_33_">r</text:span><text:span text:style-name="_31_">o</text:span><text:span text:style-name="_32_">n</text:span><text:span text:style-name="_33_"> </text:span><text:span text:style-name="_31_">e</text:span><text:span text:style-name="_32_">n</text:span><text:span text:style-name="_33_">t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.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u</text:span><text:span text:style-name="_32_">r</text:span><text:span text:style-name="_33_">b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e</text:span><text:span text:style-name="_32_">s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.</text:span><text:span text:style-name="_33_"> </text:span><text:span text:style-name="_31_">I</text:span><text:span text:style-name="_32_">f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d</text:span><text:span text:style-name="_33_">,</text:span><text:span text:style-name="_31_"> </text:span><text:span text:style-name="_32_">t</text:span><text:span text:style-name="_33_">i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u</text:span><text:span text:style-name="_33_">r</text:span><text:span text:style-name="_31_">b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c</text:span><text:span text:style-name="_31_">o</text:span><text:span text:style-name="_32_">m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g</text:span><text:span text:style-name="_33_">o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o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?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j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s</text:span><text:span text:style-name="_33_">u</text:span><text:span text:style-name="_31_">b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,</text:span><text:span text:style-name="_32_">"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u</text:span><text:span text:style-name="_33_">b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i</text:span><text:span text:style-name="_33_">z</text:span><text:span text:style-name="_31_">e</text:span><text:span text:style-name="_32_">.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v</text:span><text:span text:style-name="_32_">e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.</text:span><text:span text:style-name="_31_"> </text:span><text:span text:style-name="_32_">A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y</text:span><text:span text:style-name="_32_">"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a</text:span><text:span text:style-name="_31_">r</text:span><text:span text:style-name="_32_">y</text:span><text:span text:style-name="_33_">,</text:span><text:span text:style-name="_31_"> </text:span><text:span text:style-name="_32_">t</text:span><text:span text:style-name="_33_">e</text:span><text:span text:style-name="_31_">r</text:span><text:span text:style-name="_32_">t</text:span><text:span text:style-name="_33_">i</text:span><text:span text:style-name="_31_">a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m</text:span><text:span text:style-name="_32_">o</text:span><text:span text:style-name="_33_">t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s</text:span><text:span text:style-name="_32_">.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s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u</text:span><text:span text:style-name="_32_">b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A</text:span><text:span text:style-name="_32_">d</text:span><text:span text:style-name="_33_">h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s</text:span><text:span text:style-name="_31_">k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?</text:span><text:span text:style-name="_32_">"</text:span></text:p>
      <text:p text:style-name="P1"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k</text:span><text:span text:style-name="_32_">i</text:span><text:span text:style-name="_33_">n</text:span>-<text:span text:style-name="_32_">o</text:span><text:span text:style-name="_33_">f</text:span>-<text:span text:style-name="_32_">a</text:span><text:span text:style-name="_33_">n</text:span>-<text:span text:style-name="_32_">o</text:span><text:span text:style-name="_33_">n</text:span><text:span text:style-name="_31_">i</text:span><text:span text:style-name="_32_">o</text:span><text:span text:style-name="_33_">n</text:span><text:span text:style-name="_31_">"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h</text:span><text:span text:style-name="_32_">e</text:span><text:span text:style-name="_33_">l</text:span><text:span text:style-name="_31_">p</text:span><text:span text:style-name="_32_">f</text:span><text:span text:style-name="_33_">u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u</text:span><text:span text:style-name="_31_">n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u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: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p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f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"</text:span><text:span text:style-name="_31_">r</text:span><text:span text:style-name="_32_">e</text:span><text:span text:style-name="_33_">a</text:span><text:span text:style-name="_31_">l</text:span><text:span text:style-name="_32_">"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oft-page-break/><text:span text:style-name="_31_">o</text:span><text:span text:style-name="_32_">r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k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t</text:span><text:span text:style-name="_31_">?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(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.</text:span><text:span text:style-name="_33_">)</text:span></text:p>
      <text:p text:style-name="P1"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g</text:span><text:span text:style-name="_31_">r</text:span><text:span text:style-name="_32_">a</text:span><text:span text:style-name="_33_">p</text:span><text:span text:style-name="_31_">h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r</text:span><text:span text:style-name="_31_">e</text:span><text:span text:style-name="_32_">c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e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.</text:span><text:span text:style-name="_32_">"</text:span></text:p>
      <text:p text:style-name="P1"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Â</text:span><text:span text:style-name="_31_">§</text:span><text:span text:style-name="_32_">6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u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i</text:span><text:span text:style-name="_31_">m</text:span><text:span text:style-name="_32_">e</text:span><text:span text:style-name="_33_">?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f</text:span><text:span text:style-name="_32_">u</text:span><text:span text:style-name="_33_">l</text:span><text:span text:style-name="_31_">?</text:span></text:p>
      <text:p text:style-name="P1"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s</text:span><text:span text:style-name="_32_"> </text:span><text:span text:style-name="_33_">u</text:span><text:span text:style-name="_31_">n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E</text:span><text:span text:style-name="_31_">s</text:span><text:span text:style-name="_32_">t</text:span><text:span text:style-name="_33_">i</text:span><text:span text:style-name="_31_">m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1</text:span><text:span text:style-name="_31_">0</text:span><text:span text:style-name="_32_">1</text:span><text:span text:style-name="_33_">0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1</text:span><text:span text:style-name="_32_">5</text:span><text:span text:style-name="_33_"> </text:span><text:span text:style-name="_31_">b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f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1</text:span><text:span text:style-name="_33_">0</text:span><text:span text:style-name="_31_">9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l</text:span><text:span text:style-name="_31_">i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(</text:span><text:span text:style-name="_32_">N</text:span><text:span text:style-name="_33_">o</text:span><text:span text:style-name="_31_">t</text:span><text:span text:style-name="_32_">e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c</text:span><text:span text:style-name="_31_">y</text:span><text:span text:style-name="_32_">c</text:span><text:span text:style-name="_33_">l</text:span><text:span text:style-name="_31_">o</text:span><text:span text:style-name="_32_">p</text:span><text:span text:style-name="_33_">a</text:span><text:span text:style-name="_31_">e</text:span><text:span text:style-name="_32_">d</text:span><text:span text:style-name="_33_">i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a</text:span><text:span text:style-name="_32_">n</text:span><text:span text:style-name="_33_">n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1</text:span><text:span text:style-name="_31_">1</text:span><text:span text:style-name="_32_">t</text:span><text:span text:style-name="_33_">h</text:span><text:span text:style-name="_31_"> </text:span><text:span text:style-name="_32_">e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2</text:span><text:span text:style-name="_33_"> </text:span><text:span text:style-name="_31_">X</text:span><text:span text:style-name="_32_"> </text:span><text:span text:style-name="_33_">1</text:span><text:span text:style-name="_31_">0</text:span><text:span text:style-name="_32_">9</text:span><text:span text:style-name="_33_">)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1</text:span><text:span text:style-name="_31_">0</text:span><text:span text:style-name="_32_">7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.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"</text:span><text:span text:style-name="_32_">m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t</text:span><text:span text:style-name="_32_">y</text:span><text:span text:style-name="_33_">"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i</text:span><text:span text:style-name="_31_">r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x</text:span><text:span text:style-name="_32_">t</text:span><text:span text:style-name="_33_">y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t</text:span><text:span text:style-name="_32_">e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s</text:span><text:span text:style-name="_33_">k</text:span><text:span text:style-name="_31_">e</text:span><text:span text:style-name="_32_">t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u</text:span><text:span text:style-name="_33_">l</text:span><text:span text:style-name="_31_">t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o</text:span><text:span text:style-name="_32_">n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(</text:span><text:span text:style-name="_31_">a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b</text:span><text:span text:style-name="_31_">i</text:span><text:span text:style-name="_32_">r</text:span><text:span text:style-name="_33_">t</text:span><text:span text:style-name="_31_">h</text:span><text:span text:style-name="_32_">,</text:span></text:p>
      <text:p text:style-name="P1"><text:span text:style-name="_31_">(</text:span><text:span text:style-name="_32_">b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/text:p>
      <text:p text:style-name="P1"><text:span text:style-name="_33_">(</text:span><text:span text:style-name="_31_">c</text:span><text:span text:style-name="_32_">)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.</text:span></text:p>
      <text:p text:style-name="P1"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w</text:span><text:span text:style-name="_32_">h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'</text:span><text:span text:style-name="_31_">s</text:span><text:span text:style-name="_32_">?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t</text:span><text:span text:style-name="_31_">e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b</text:span><text:span text:style-name="_33_">u</text:span><text:span text:style-name="_31_">y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r</text:span><text:span text:style-name="_31_">'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l</text:span><text:span text:style-name="_32_">a</text:span><text:span text:style-name="_33_">n</text:span><text:span text:style-name="_31_">k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.</text:span><text:span text:style-name="_31_"> </text:span><text:span text:style-name="_32_">(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a</text:span><text:span text:style-name="_32_">l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s</text:span><text:span text:style-name="_33_">y</text:span><text:span text:style-name="_31_">n</text:span><text:span text:style-name="_32_">o</text:span><text:span text:style-name="_33_">n</text:span><text:span text:style-name="_31_">y</text:span><text:span text:style-name="_32_">m</text:span><text:span text:style-name="_33_">o</text:span><text:span text:style-name="_31_">u</text:span><text:span text:style-name="_32_">s</text:span><text:span text:style-name="_33_">.</text:span><text:span text:style-name="_31_">)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o</text:span><text:span text:style-name="_33_">p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u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x</text:span><text:span text:style-name="_32_">i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b</text:span><text:span text:style-name="_31_">v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/text:p>
      <text:p text:style-name="P1"><text:soft-page-break/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/text:p>
      <text:p text:style-name="P1"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m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/text:p>
      <text:p text:style-name="P1"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=</text:span><text:span text:style-name="_31_"> </text:span><text:span text:style-name="_32_">j</text:span><text:span text:style-name="_33_">u</text:span><text:span text:style-name="_31_">d</text:span><text:span text:style-name="_32_">g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e</text:span><text:span text:style-name="_32_">r</text:span></text:p>
      <text:p text:style-name="P1"><text:span text:style-name="_31_">O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i</text:span><text:span text:style-name="_32_">v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t</text:span><text:span text:style-name="_31_">t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.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i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u</text:span><text:span text:style-name="_32_">t</text:span><text:span text:style-name="_33_">t</text:span><text:span text:style-name="_31_">l</text:span><text:span text:style-name="_32_">e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e</text:span><text:span text:style-name="_33_">y</text:span><text:span text:style-name="_31_">e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u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s</text:span><text:span text:style-name="_31_">,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t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 </text:span><text:span text:style-name="_31_">H</text:span><text:span text:style-name="_32_">e</text:span><text:span text:style-name="_33_">l</text:span><text:span text:style-name="_31_">e</text:span><text:span text:style-name="_32_">n</text:span><text:span text:style-name="_33_"> </text:span><text:span text:style-name="_31_">K</text:span><text:span text:style-name="_32_">e</text:span><text:span text:style-name="_33_">l</text:span><text:span text:style-name="_31_">l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.</text:span></text:p>
      <text:p text:style-name="P1"><text:span text:style-name="_33_">W</text:span><text:span text:style-name="_31_">e</text:span><text:span text:style-name="_32_"> </text:span><text:span text:style-name="_33_">u</text:span><text:span text:style-name="_31_">n</text:span><text:span text:style-name="_32_">r</text:span><text:span text:style-name="_33_">e</text:span><text:span text:style-name="_31_">m</text:span><text:span text:style-name="_32_">a</text:span><text:span text:style-name="_33_">r</text:span><text:span text:style-name="_31_">k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a</text:span><text:span text:style-name="_32_">s</text:span><text:span text:style-name="_33_">s</text:span><text:span text:style-name="_31_">o</text:span><text:span text:style-name="_32_">c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t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l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u</text:span><text:span text:style-name="_32_">n</text:span><text:span text:style-name="_33_">o</text:span><text:span text:style-name="_31_">r</text:span><text:span text:style-name="_32_">t</text:span><text:span text:style-name="_33_">h</text:span><text:span text:style-name="_31_">o</text:span><text:span text:style-name="_32_">d</text:span><text:span text:style-name="_33_">o</text:span><text:span text:style-name="_31_">x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f</text:span><text:span text:style-name="_33_">u</text:span><text:span text:style-name="_31_">l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t</text:span><text:span text:style-name="_31_">a</text:span><text:span text:style-name="_32_">l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w</text:span><text:span text:style-name="_32_">a</text:span><text:span text:style-name="_33_">r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 </text:span><text:span text:style-name="_31_">"</text:span><text:span text:style-name="_32_">C</text:span><text:span text:style-name="_33_">a</text:span><text:span text:style-name="_31_">s</text:span><text:span text:style-name="_32_">a</text:span><text:span text:style-name="_33_">b</text:span><text:span text:style-name="_31_">i</text:span><text:span text:style-name="_32_">a</text:span><text:span text:style-name="_33_">n</text:span><text:span text:style-name="_31_">c</text:span><text:span text:style-name="_32_">a</text:span><text:span text:style-name="_33_">"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x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"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"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"</text:span><text:span text:style-name="_32_">N</text:span><text:span text:style-name="_33_">O</text:span><text:span text:style-name="_31_">"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"</text:span><text:span text:style-name="_31_">u</text:span><text:span text:style-name="_32_">n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"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n</text:span><text:span text:style-name="_31_">e</text:span><text:span text:style-name="_32_">l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b</text:span><text:span text:style-name="_31_">e</text:span><text:span text:style-name="_32_">y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u</text:span><text:span text:style-name="_33_">n</text:span><text:span text:style-name="_31_">e</text:span><text:span text:style-name="_32_">m</text:span><text:span text:style-name="_33_">o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"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n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a</text:span><text:span text:style-name="_31_">n</text:span><text:span text:style-name="_32_">g</text:span><text:span text:style-name="_33_">u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.</text:span></text:p>
      <text:p text:style-name="P1"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v</text:span><text:span text:style-name="_32_">a</text:span><text:span text:style-name="_33_">r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l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"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.</text:span><text:span text:style-name="_32_">"</text:span><text:span text:style-name="_33_">'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p</text:span><text:span text:style-name="_32_">i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,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-<text:span text:style-name="_32_">v</text:span><text:span text:style-name="_33_">a</text:span><text:span text:style-name="_31_">l</text:span><text:span text:style-name="_32_">u</text:span><text:span text:style-name="_33_">e</text:span><text:span text:style-name="_31_">.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oft-page-break/><text:span text:style-name="_32_">a</text:span><text:span text:style-name="_33_">u</text:span><text:span text:style-name="_31_">t</text:span><text:span text:style-name="_32_">o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l</text:span><text:span text:style-name="_31_">l</text:span><text:span text:style-name="_32_">u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"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'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p</text:span><text:span text:style-name="_33_"> </text:span><text:span text:style-name="_31_">n</text:span><text:span text:style-name="_32_">o</text:span><text:span text:style-name="_33_">w</text:span><text:span text:style-name="_31_">'</text:span><text:span text:style-name="_32_"> </text:span><text:span text:style-name="_33_">"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.</text:span><text:span text:style-name="_32_">"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"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p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l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i</text:span><text:span text:style-name="_31_">e</text:span><text:span text:style-name="_32_">r</text:span><text:span text:style-name="_33_">a</text:span><text:span text:style-name="_31_">r</text:span><text:span text:style-name="_32_">c</text:span><text:span text:style-name="_33_">h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n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d</text:span><text:span text:style-name="_32_"> </text:span><text:span text:style-name="_33_">c</text:span><text:span text:style-name="_31_">l</text:span><text:span text:style-name="_32_">i</text:span><text:span text:style-name="_33_">f</text:span><text:span text:style-name="_31_">f</text:span><text:span text:style-name="_32_">s</text:span><text:span text:style-name="_33_">.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(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)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n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b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"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g</text:span><text:span text:style-name="_32_">o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g</text:span><text:span text:style-name="_32_">e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i</text:span><text:span text:style-name="_32_">m</text:span><text:span text:style-name="_33_">b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(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)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s</text:span><text:span text:style-name="_33_">t</text:span><text:span text:style-name="_31_">e</text:span><text:span text:style-name="_32_">p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b</text:span><text:span text:style-name="_31_">e</text:span><text:span text:style-name="_32_">d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p</text:span><text:span text:style-name="_32_">i</text:span><text:span text:style-name="_33_">c</text:span><text:span text:style-name="_31_">a</text:span><text:span text:style-name="_32_">y</text:span><text:span text:style-name="_33_">u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e</text:span><text:span text:style-name="_32_">r</text:span><text:span text:style-name="_33_">,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l</text:span><text:span text:style-name="_31_">l</text:span><text:span text:style-name="_32_">o</text:span><text:span text:style-name="_33_">g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a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.</text:span><text:span text:style-name="_32_">"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g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-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p</text:span><text:span text:style-name="_31_">h</text:span><text:span text:style-name="_32_">e</text:span><text:span text:style-name="_33_">m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v</text:span><text:span text:style-name="_31_">a</text:span><text:span text:style-name="_32_">l</text:span><text:span text:style-name="_33_">i</text:span><text:span text:style-name="_31_">d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l</text:span><text:span text:style-name="_31_">l</text:span><text:span text:style-name="_32_">e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/text:p>
      <text:p text:style-name="P1"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u</text:span><text:span text:style-name="_31_">p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s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d</text:span><text:span text:style-name="_33_">u</text:span><text:span text:style-name="_31_">r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p</text:span><text:span text:style-name="_31_">i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g</text:span><text:span text:style-name="_32_">g</text:span><text:span text:style-name="_33_">l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,</text:span><text:span text:style-name="_33_">"</text:span><text:span text:style-name="_31_">'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(</text:span><text:span text:style-name="_32_">i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p</text:span><text:span text:style-name="_33_">a</text:span><text:span text:style-name="_31_">r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n</text:span><text:span text:style-name="_33_">v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p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e</text:span><text:span text:style-name="_33_">p</text:span><text:span text:style-name="_31_">a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oft-page-break/><text:span text:style-name="_31_">o</text:span><text:span text:style-name="_32_">f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"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"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n</text:span><text:span text:style-name="_32_">c</text:span><text:span text:style-name="_33_">i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n</text:span><text:span text:style-name="_31_"> </text:span><text:span text:style-name="_32_">p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2</text:span><text:span text:style-name="_33_">3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4</text:span><text:span text:style-name="_32_">.</text:span><text:span text:style-name="_33_">)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;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e</text:span><text:span text:style-name="_33_">l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5</text:span><text:span text:style-name="_33_">0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0</text:span><text:span text:style-name="_32_">0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q</text:span><text:span text:style-name="_32_">u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-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-<text:span text:style-name="_31_">t</text:span><text:span text:style-name="_32_">w</text:span><text:span text:style-name="_33_">o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h</text:span><text:span text:style-name="_33_">o</text:span><text:span text:style-name="_31_">o</text:span><text:span text:style-name="_32_">s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w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o</text:span><text:span text:style-name="_33_">r</text:span><text:span text:style-name="_31_">m</text:span><text:span text:style-name="_32_">o</text:span><text:span text:style-name="_33_">u</text:span><text:span text:style-name="_31_">s</text:span><text:span text:style-name="_32_"> </text:span><text:span text:style-name="_33_">b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,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i</text:span><text:span text:style-name="_31_">o</text:span><text:span text:style-name="_32_">n</text:span><text:span text:style-name="_33_">)</text:span><text:span text:style-name="_31_">.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i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b</text:span><text:span text:style-name="_33_">i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?</text:span></text:p>
      <text:p text:style-name="P1"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i</text:span><text:span text:style-name="_31_">e</text:span><text:span text:style-name="_32_">l</text:span><text:span text:style-name="_33_">d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?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o</text:span><text:span text:style-name="_31_">r</text:span><text:span text:style-name="_32_">g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h</text:span><text:span text:style-name="_33_">e</text:span><text:span text:style-name="_31_">a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p</text:span><text:span text:style-name="_33_">l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223"/>
    <meta:generator>OpenOffice/4.0.1$Win32 OpenOffice.org_project/401m5$Build-9714</meta:generator>
  </office:meta>
</office:document-meta>
</file>